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cell-protect="protected"/>
    </style:style>
    <style:style style:name="ce3" style:family="table-cell" style:parent-style-name="Default" style:data-style-name="N2"/>
    <style:style style:name="ce4" style:family="table-cell" style:parent-style-name="Default" style:data-style-name="N36">
      <style:table-cell-properties style:vertical-align="automatic" fo:background-color="transparent" style:cell-protect="protected"/>
    </style:style>
    <style:style style:name="co1" style:family="table-column">
      <style:table-column-properties fo:break-before="auto" style:column-width="2.41652777777778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81680555555556cm" style:use-optimal-column-width="true"/>
    </style:style>
    <style:style style:name="co4" style:family="table-column">
      <style:table-column-properties fo:break-before="auto" style:column-width="1.71097222222222cm" style:use-optimal-column-width="true"/>
    </style:style>
    <style:style style:name="co5" style:family="table-column">
      <style:table-column-properties fo:break-before="auto" style:column-width="2.01083333333333cm" style:use-optimal-column-width="true"/>
    </style:style>
    <style:style style:name="co6" style:family="table-column">
      <style:table-column-properties fo:break-before="auto" style:column-width="2.20486111111111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10" table:default-cell-style-name="ce3"/>
        <table:table-column table:style-name="co5" table:default-cell-style-name="ce3"/>
        <table:table-column table:style-name="co3" table:number-columns-repeated="3" table:default-cell-style-name="ce3"/>
        <table:table-column table:style-name="co5" table:number-columns-repeated="2" table:default-cell-style-name="ce3"/>
        <table:table-column table:style-name="co4" table:default-cell-style-name="ce3"/>
        <table:table-column table:style-name="co6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number-columns-repeated="17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2" table:number-columns-repeated="1633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3">
            <text:p>Y1</text:p>
          </table:table-cell>
          <table:table-cell office:value-type="string" table:style-name="ce3">
            <text:p>Y2</text:p>
          </table:table-cell>
          <table:table-cell office:value-type="string" table:style-name="ce3">
            <text:p>Y3</text:p>
          </table:table-cell>
          <table:table-cell office:value-type="string" table:style-name="ce3">
            <text:p>Y4</text:p>
          </table:table-cell>
          <table:table-cell office:value-type="string" table:style-name="ce3">
            <text:p>Y5</text:p>
          </table:table-cell>
          <table:table-cell office:value-type="string" table:style-name="ce3">
            <text:p>Y6</text:p>
          </table:table-cell>
          <table:table-cell office:value-type="string" table:style-name="ce3">
            <text:p>Y7</text:p>
          </table:table-cell>
          <table:table-cell office:value-type="string" table:style-name="ce3">
            <text:p>Y8</text:p>
          </table:table-cell>
          <table:table-cell office:value-type="string" table:style-name="ce3">
            <text:p>Y9</text:p>
          </table:table-cell>
          <table:table-cell office:value-type="string" table:style-name="ce3">
            <text:p>Y10</text:p>
          </table:table-cell>
          <table:table-cell office:value-type="string" table:style-name="ce3">
            <text:p>Y11</text:p>
          </table:table-cell>
          <table:table-cell office:value-type="string" table:style-name="ce3">
            <text:p>Y12</text:p>
          </table:table-cell>
          <table:table-cell office:value-type="string" table:style-name="ce3">
            <text:p>Y13</text:p>
          </table:table-cell>
          <table:table-cell office:value-type="string" table:style-name="ce3">
            <text:p>Y14</text:p>
          </table:table-cell>
          <table:table-cell office:value-type="string" table:style-name="ce3">
            <text:p>Y15</text:p>
          </table:table-cell>
          <table:table-cell office:value-type="string" table:style-name="ce3">
            <text:p>Y16</text:p>
          </table:table-cell>
          <table:table-cell office:value-type="string" table:style-name="ce3">
            <text:p>Y17</text:p>
          </table:table-cell>
          <table:table-cell office:value-type="string" table:style-name="ce3">
            <text:p>Y18</text:p>
          </table:table-cell>
          <table:table-cell office:value-type="string" table:style-name="ce3">
            <text:p>Y19</text:p>
          </table:table-cell>
          <table:table-cell office:value-type="string" table:style-name="ce3">
            <text:p>Y20</text:p>
          </table:table-cell>
          <table:table-cell office:value-type="string" table:style-name="ce3">
            <text:p>Y21</text:p>
          </table:table-cell>
          <table:table-cell office:value-type="string" table:style-name="ce3">
            <text:p>Y22</text:p>
          </table:table-cell>
          <table:table-cell office:value-type="string" table:style-name="ce3">
            <text:p>Y23</text:p>
          </table:table-cell>
          <table:table-cell office:value-type="string" table:style-name="ce3">
            <text:p>Y24</text:p>
          </table:table-cell>
          <table:table-cell office:value-type="string" table:style-name="ce3">
            <text:p>Y25</text:p>
          </table:table-cell>
          <table:table-cell office:value-type="string" table:style-name="ce3">
            <text:p>Y26</text:p>
          </table:table-cell>
          <table:table-cell office:value-type="string" table:style-name="ce3">
            <text:p>Y27</text:p>
          </table:table-cell>
          <table:table-cell office:value-type="string" table:style-name="ce3">
            <text:p>Y28</text:p>
          </table:table-cell>
          <table:table-cell office:value-type="string" table:style-name="ce3">
            <text:p>Y29</text:p>
          </table:table-cell>
          <table:table-cell office:value-type="string" table:style-name="ce3">
            <text:p>Y30</text:p>
          </table:table-cell>
          <table:table-cell office:value-type="string" table:style-name="ce3">
            <text:p>Y31</text:p>
          </table:table-cell>
          <table:table-cell office:value-type="string" table:style-name="ce3">
            <text:p>Y32</text:p>
          </table:table-cell>
          <table:table-cell office:value-type="string" table:style-name="ce3">
            <text:p>Y33</text:p>
          </table:table-cell>
          <table:table-cell office:value-type="string" table:style-name="ce3">
            <text:p>Y34</text:p>
          </table:table-cell>
          <table:table-cell office:value-type="string" table:style-name="ce3">
            <text:p>Y35</text:p>
          </table:table-cell>
          <table:table-cell office:value-type="string" table:style-name="ce3">
            <text:p>Y36</text:p>
          </table:table-cell>
          <table:table-cell office:value-type="string" table:style-name="ce3">
            <text:p>Y37</text:p>
          </table:table-cell>
          <table:table-cell office:value-type="string" table:style-name="ce3">
            <text:p>Y38</text:p>
          </table:table-cell>
          <table:table-cell office:value-type="string" table:style-name="ce3">
            <text:p>Y39</text:p>
          </table:table-cell>
          <table:table-cell office:value-type="string" table:style-name="ce3">
            <text:p>Y40</text:p>
          </table:table-cell>
          <table:table-cell office:value-type="string" table:style-name="ce3">
            <text:p>Y41</text:p>
          </table:table-cell>
          <table:table-cell office:value-type="string" table:style-name="ce3">
            <text:p>Y42</text:p>
          </table:table-cell>
          <table:table-cell office:value-type="string" table:style-name="ce3">
            <text:p>Y43</text:p>
          </table:table-cell>
          <table:table-cell office:value-type="string" table:style-name="ce3">
            <text:p>Y44</text:p>
          </table:table-cell>
          <table:table-cell office:value-type="string" table:style-name="ce3">
            <text:p>Y45</text:p>
          </table:table-cell>
          <table:table-cell office:value-type="string" table:style-name="ce3">
            <text:p>Y46</text:p>
          </table:table-cell>
          <table:table-cell office:value-type="string" table:style-name="ce3">
            <text:p>Y47</text:p>
          </table:table-cell>
          <table:table-cell office:value-type="string" table:style-name="ce3">
            <text:p>Y48</text:p>
          </table:table-cell>
          <table:table-cell office:value-type="string" table:style-name="ce3">
            <text:p>Y49</text:p>
          </table:table-cell>
          <table:table-cell office:value-type="string" table:style-name="ce3">
            <text:p>Y50</text:p>
          </table:table-cell>
          <table:table-cell table:number-columns-repeated="16333"/>
        </table:table-row>
        <table:table-row table:style-name="ro1">
          <table:table-cell office:value-type="date" office:date-value="1960-12-01T00:00:00" table:style-name="ce4">
            <text:p>1960-12-01</text:p>
          </table:table-cell>
          <table:table-cell table:number-columns-repeated="19" table:style-name="ce3"/>
          <table:table-cell office:value-type="float" office:value="40671" table:style-name="ce3">
            <text:p>40671.00</text:p>
          </table:table-cell>
          <table:table-cell table:number-columns-repeated="16363" table:style-name="ce3"/>
        </table:table-row>
        <table:table-row table:style-name="ro1">
          <table:table-cell office:value-type="date" office:date-value="1961-12-01T00:00:00" table:style-name="ce4">
            <text:p>1961-12-01</text:p>
          </table:table-cell>
          <table:table-cell table:number-columns-repeated="19" table:style-name="ce3"/>
          <table:table-cell office:value-type="float" office:value="53075" table:style-name="ce3">
            <text:p>53075.00</text:p>
          </table:table-cell>
          <table:table-cell table:number-columns-repeated="16363" table:style-name="ce3"/>
        </table:table-row>
        <table:table-row table:style-name="ro1">
          <table:table-cell office:value-type="date" office:date-value="1962-12-01T00:00:00" table:style-name="ce4">
            <text:p>1962-12-01</text:p>
          </table:table-cell>
          <table:table-cell table:number-columns-repeated="19" table:style-name="ce3"/>
          <table:table-cell office:value-type="float" office:value="76141" table:style-name="ce3">
            <text:p>76141.00</text:p>
          </table:table-cell>
          <table:table-cell table:number-columns-repeated="16363" table:style-name="ce3"/>
        </table:table-row>
        <table:table-row table:style-name="ro1">
          <table:table-cell office:value-type="date" office:date-value="1963-12-01T00:00:00" table:style-name="ce4">
            <text:p>1963-12-01</text:p>
          </table:table-cell>
          <table:table-cell table:number-columns-repeated="19" table:style-name="ce3"/>
          <table:table-cell office:value-type="float" office:value="118008" table:style-name="ce3">
            <text:p>118008.00</text:p>
          </table:table-cell>
          <table:table-cell table:number-columns-repeated="16363" table:style-name="ce3"/>
        </table:table-row>
        <table:table-row table:style-name="ro1">
          <table:table-cell office:value-type="date" office:date-value="1964-12-01T00:00:00" table:style-name="ce4">
            <text:p>1964-12-01</text:p>
          </table:table-cell>
          <table:table-cell table:number-columns-repeated="19" table:style-name="ce3"/>
          <table:table-cell office:value-type="float" office:value="162363" table:style-name="ce3">
            <text:p>162363.00</text:p>
          </table:table-cell>
          <table:table-cell table:number-columns-repeated="16363" table:style-name="ce3"/>
        </table:table-row>
        <table:table-row table:style-name="ro1">
          <table:table-cell office:value-type="date" office:date-value="1965-12-01T00:00:00" table:style-name="ce4">
            <text:p>1965-12-01</text:p>
          </table:table-cell>
          <table:table-cell table:number-columns-repeated="19" table:style-name="ce3"/>
          <table:table-cell office:value-type="float" office:value="215060" table:style-name="ce3">
            <text:p>215060.00</text:p>
          </table:table-cell>
          <table:table-cell table:number-columns-repeated="16363" table:style-name="ce3"/>
        </table:table-row>
        <table:table-row table:style-name="ro1">
          <table:table-cell office:value-type="date" office:date-value="1966-12-01T00:00:00" table:style-name="ce4">
            <text:p>1966-12-01</text:p>
          </table:table-cell>
          <table:table-cell table:number-columns-repeated="19" table:style-name="ce3"/>
          <table:table-cell office:value-type="float" office:value="262354" table:style-name="ce3">
            <text:p>262354.00</text:p>
          </table:table-cell>
          <table:table-cell table:number-columns-repeated="16363" table:style-name="ce3"/>
        </table:table-row>
        <table:table-row table:style-name="ro1">
          <table:table-cell office:value-type="date" office:date-value="1967-12-01T00:00:00" table:style-name="ce4">
            <text:p>1967-12-01</text:p>
          </table:table-cell>
          <table:table-cell table:number-columns-repeated="19" table:style-name="ce3"/>
          <table:table-cell office:value-type="float" office:value="293761" table:style-name="ce3">
            <text:p>293761.00</text:p>
          </table:table-cell>
          <table:table-cell table:number-columns-repeated="16363" table:style-name="ce3"/>
        </table:table-row>
        <table:table-row table:style-name="ro1">
          <table:table-cell office:value-type="date" office:date-value="1968-12-01T00:00:00" table:style-name="ce4">
            <text:p>1968-12-01</text:p>
          </table:table-cell>
          <table:table-cell table:number-columns-repeated="19" table:style-name="ce3"/>
          <table:table-cell office:value-type="float" office:value="307367" table:style-name="ce3">
            <text:p>307367.00</text:p>
          </table:table-cell>
          <table:table-cell table:number-columns-repeated="16363" table:style-name="ce3"/>
        </table:table-row>
        <table:table-row table:style-name="ro1">
          <table:table-cell office:value-type="date" office:date-value="1969-12-01T00:00:00" table:style-name="ce4">
            <text:p>1969-12-01</text:p>
          </table:table-cell>
          <table:table-cell table:number-columns-repeated="19" table:style-name="ce3"/>
          <table:table-cell office:value-type="float" office:value="350017" table:style-name="ce3">
            <text:p>350017.00</text:p>
          </table:table-cell>
          <table:table-cell table:number-columns-repeated="16363" table:style-name="ce3"/>
        </table:table-row>
        <table:table-row table:style-name="ro1">
          <table:table-cell office:value-type="date" office:date-value="1970-12-01T00:00:00" table:style-name="ce4">
            <text:p>1970-12-01</text:p>
          </table:table-cell>
          <table:table-cell table:number-columns-repeated="19" table:style-name="ce3"/>
          <table:table-cell office:value-type="float" office:value="491394" table:style-name="ce3">
            <text:p>491394.00</text:p>
          </table:table-cell>
          <table:table-cell table:number-columns-repeated="16363" table:style-name="ce3"/>
        </table:table-row>
        <table:table-row table:style-name="ro1">
          <table:table-cell office:value-type="date" office:date-value="1971-12-01T00:00:00" table:style-name="ce4">
            <text:p>1971-12-01</text:p>
          </table:table-cell>
          <table:table-cell table:number-columns-repeated="19" table:style-name="ce3"/>
          <table:table-cell office:value-type="float" office:value="652289" table:style-name="ce3">
            <text:p>652289.00</text:p>
          </table:table-cell>
          <table:table-cell table:number-columns-repeated="16363" table:style-name="ce3"/>
        </table:table-row>
        <table:table-row table:style-name="ro1">
          <table:table-cell office:value-type="date" office:date-value="1972-12-01T00:00:00" table:style-name="ce4">
            <text:p>1972-12-01</text:p>
          </table:table-cell>
          <table:table-cell table:style-name="ce3"/>
          <table:table-cell office:value-type="float" office:value="43595" table:style-name="ce3">
            <text:p>43595.00</text:p>
          </table:table-cell>
          <table:table-cell table:number-columns-repeated="17" table:style-name="ce3"/>
          <table:table-cell office:value-type="float" office:value="757907" table:style-name="ce3">
            <text:p>757907.00</text:p>
          </table:table-cell>
          <table:table-cell table:number-columns-repeated="16363" table:style-name="ce3"/>
        </table:table-row>
        <table:table-row table:style-name="ro1">
          <table:table-cell office:value-type="date" office:date-value="1973-12-01T00:00:00" table:style-name="ce4">
            <text:p>1973-12-01</text:p>
          </table:table-cell>
          <table:table-cell table:style-name="ce3"/>
          <table:table-cell office:value-type="float" office:value="43032" table:style-name="ce3">
            <text:p>43032.00</text:p>
          </table:table-cell>
          <table:table-cell table:number-columns-repeated="17" table:style-name="ce3"/>
          <table:table-cell office:value-type="float" office:value="793799" table:style-name="ce3">
            <text:p>793799.00</text:p>
          </table:table-cell>
          <table:table-cell table:number-columns-repeated="16363" table:style-name="ce3"/>
        </table:table-row>
        <table:table-row table:style-name="ro1">
          <table:table-cell office:value-type="date" office:date-value="1974-12-01T00:00:00" table:style-name="ce4">
            <text:p>1974-12-01</text:p>
          </table:table-cell>
          <table:table-cell table:style-name="ce3"/>
          <table:table-cell office:value-type="float" office:value="47474" table:style-name="ce3">
            <text:p>47474.00</text:p>
          </table:table-cell>
          <table:table-cell office:value-type="float" office:value="27829" table:style-name="ce3">
            <text:p>27829.00</text:p>
          </table:table-cell>
          <table:table-cell table:number-columns-repeated="16" table:style-name="ce3"/>
          <table:table-cell office:value-type="float" office:value="907200" table:style-name="ce3">
            <text:p>907200.00</text:p>
          </table:table-cell>
          <table:table-cell table:number-columns-repeated="16363" table:style-name="ce3"/>
        </table:table-row>
        <table:table-row table:style-name="ro1">
          <table:table-cell office:value-type="date" office:date-value="1975-12-01T00:00:00" table:style-name="ce4">
            <text:p>1975-12-01</text:p>
          </table:table-cell>
          <table:table-cell table:style-name="ce3"/>
          <table:table-cell office:value-type="float" office:value="55141" table:style-name="ce3">
            <text:p>55141.00</text:p>
          </table:table-cell>
          <table:table-cell office:value-type="float" office:value="35865" table:style-name="ce3">
            <text:p>35865.00</text:p>
          </table:table-cell>
          <table:table-cell table:number-columns-repeated="16" table:style-name="ce3"/>
          <table:table-cell office:value-type="float" office:value="1036816" table:style-name="ce3">
            <text:p>1036816.00</text:p>
          </table:table-cell>
          <table:table-cell table:number-columns-repeated="8" table:style-name="ce3"/>
          <table:table-cell office:value-type="float" office:value="77" table:style-name="ce3">
            <text:p>77.00</text:p>
          </table:table-cell>
          <table:table-cell table:number-columns-repeated="16" table:style-name="ce3"/>
          <table:table-cell office:value-type="float" office:value="154377" table:style-name="ce3">
            <text:p>154377.00</text:p>
          </table:table-cell>
          <table:table-cell office:value-type="float" office:value="9568" table:style-name="ce3">
            <text:p>9568.00</text:p>
          </table:table-cell>
          <table:table-cell office:value-type="float" office:value="6262" table:style-name="ce3">
            <text:p>6262.00</text:p>
          </table:table-cell>
          <table:table-cell table:style-name="ce3"/>
          <table:table-cell office:value-type="float" office:value="2731" table:style-name="ce3">
            <text:p>2731.00</text:p>
          </table:table-cell>
          <table:table-cell table:number-columns-repeated="16333" table:style-name="ce3"/>
        </table:table-row>
        <table:table-row table:style-name="ro1">
          <table:table-cell office:value-type="date" office:date-value="1976-12-01T00:00:00" table:style-name="ce4">
            <text:p>1976-12-01</text:p>
          </table:table-cell>
          <table:table-cell table:style-name="ce3"/>
          <table:table-cell office:value-type="float" office:value="62946" table:style-name="ce3">
            <text:p>62946.00</text:p>
          </table:table-cell>
          <table:table-cell office:value-type="float" office:value="40311" table:style-name="ce3">
            <text:p>40311.00</text:p>
          </table:table-cell>
          <table:table-cell table:number-columns-repeated="16" table:style-name="ce3"/>
          <table:table-cell office:value-type="float" office:value="982321" table:style-name="ce3">
            <text:p>982321.00</text:p>
          </table:table-cell>
          <table:table-cell table:number-columns-repeated="8" table:style-name="ce3"/>
          <table:table-cell office:value-type="float" office:value="80" table:style-name="ce3">
            <text:p>80.00</text:p>
          </table:table-cell>
          <table:table-cell table:number-columns-repeated="16" table:style-name="ce3"/>
          <table:table-cell office:value-type="float" office:value="148108" table:style-name="ce3">
            <text:p>148108.00</text:p>
          </table:table-cell>
          <table:table-cell office:value-type="float" office:value="10198" table:style-name="ce3">
            <text:p>10198.00</text:p>
          </table:table-cell>
          <table:table-cell office:value-type="float" office:value="6324" table:style-name="ce3">
            <text:p>6324.00</text:p>
          </table:table-cell>
          <table:table-cell table:style-name="ce3"/>
          <table:table-cell office:value-type="float" office:value="2679" table:style-name="ce3">
            <text:p>2679.00</text:p>
          </table:table-cell>
          <table:table-cell table:number-columns-repeated="16333" table:style-name="ce3"/>
        </table:table-row>
        <table:table-row table:style-name="ro1">
          <table:table-cell office:value-type="date" office:date-value="1977-12-01T00:00:00" table:style-name="ce4">
            <text:p>1977-12-01</text:p>
          </table:table-cell>
          <table:table-cell table:style-name="ce3"/>
          <table:table-cell office:value-type="float" office:value="66920" table:style-name="ce3">
            <text:p>66920.00</text:p>
          </table:table-cell>
          <table:table-cell office:value-type="float" office:value="47186" table:style-name="ce3">
            <text:p>47186.00</text:p>
          </table:table-cell>
          <table:table-cell table:number-columns-repeated="2" table:style-name="ce3"/>
          <table:table-cell office:value-type="float" office:value="850" table:style-name="ce3">
            <text:p>850.00</text:p>
          </table:table-cell>
          <table:table-cell office:value-type="float" office:value="2901" table:style-name="ce3">
            <text:p>2901.00</text:p>
          </table:table-cell>
          <table:table-cell table:number-columns-repeated="2" table:style-name="ce3"/>
          <table:table-cell office:value-type="float" office:value="296" table:style-name="ce3">
            <text:p>296.00</text:p>
          </table:table-cell>
          <table:table-cell office:value-type="float" office:value="171" table:style-name="ce3">
            <text:p>171.00</text:p>
          </table:table-cell>
          <table:table-cell table:number-columns-repeated="8" table:style-name="ce3"/>
          <table:table-cell office:value-type="float" office:value="1056045" table:style-name="ce3">
            <text:p>1056045.00</text:p>
          </table:table-cell>
          <table:table-cell table:number-columns-repeated="7" table:style-name="ce3"/>
          <table:table-cell office:value-type="float" office:value="85512" table:style-name="ce3">
            <text:p>85512.00</text:p>
          </table:table-cell>
          <table:table-cell office:value-type="float" office:value="77" table:style-name="ce3">
            <text:p>77.00</text:p>
          </table:table-cell>
          <table:table-cell table:number-columns-repeated="16" table:style-name="ce3"/>
          <table:table-cell office:value-type="float" office:value="162563" table:style-name="ce3">
            <text:p>162563.00</text:p>
          </table:table-cell>
          <table:table-cell office:value-type="float" office:value="10775" table:style-name="ce3">
            <text:p>10775.00</text:p>
          </table:table-cell>
          <table:table-cell office:value-type="float" office:value="5982" table:style-name="ce3">
            <text:p>5982.00</text:p>
          </table:table-cell>
          <table:table-cell table:style-name="ce3"/>
          <table:table-cell office:value-type="float" office:value="2877" table:style-name="ce3">
            <text:p>2877.00</text:p>
          </table:table-cell>
          <table:table-cell table:number-columns-repeated="16333" table:style-name="ce3"/>
        </table:table-row>
        <table:table-row table:style-name="ro1">
          <table:table-cell office:value-type="date" office:date-value="1978-12-01T00:00:00" table:style-name="ce4">
            <text:p>1978-12-01</text:p>
          </table:table-cell>
          <table:table-cell table:style-name="ce3"/>
          <table:table-cell office:value-type="float" office:value="77191" table:style-name="ce3">
            <text:p>77191.00</text:p>
          </table:table-cell>
          <table:table-cell office:value-type="float" office:value="56664" table:style-name="ce3">
            <text:p>56664.00</text:p>
          </table:table-cell>
          <table:table-cell table:number-columns-repeated="2" table:style-name="ce3"/>
          <table:table-cell office:value-type="float" office:value="863" table:style-name="ce3">
            <text:p>863.00</text:p>
          </table:table-cell>
          <table:table-cell office:value-type="float" office:value="2902" table:style-name="ce3">
            <text:p>2902.00</text:p>
          </table:table-cell>
          <table:table-cell table:number-columns-repeated="2" table:style-name="ce3"/>
          <table:table-cell office:value-type="float" office:value="399" table:style-name="ce3">
            <text:p>399.00</text:p>
          </table:table-cell>
          <table:table-cell office:value-type="float" office:value="199" table:style-name="ce3">
            <text:p>199.00</text:p>
          </table:table-cell>
          <table:table-cell table:number-columns-repeated="8" table:style-name="ce3"/>
          <table:table-cell office:value-type="float" office:value="1188949" table:style-name="ce3">
            <text:p>1188949.00</text:p>
          </table:table-cell>
          <table:table-cell office:value-type="float" office:value="2.4843999999999999" table:style-name="ce3">
            <text:p>2.48</text:p>
          </table:table-cell>
          <table:table-cell table:number-columns-repeated="2" table:style-name="ce3"/>
          <table:table-cell office:value-type="float" office:value="0.81599999999999995" table:style-name="ce3">
            <text:p>0.82</text:p>
          </table:table-cell>
          <table:table-cell office:value-type="float" office:value="5.8289999999999997" table:style-name="ce3">
            <text:p>5.83</text:p>
          </table:table-cell>
          <table:table-cell table:number-columns-repeated="2" table:style-name="ce3"/>
          <table:table-cell office:value-type="float" office:value="96387" table:style-name="ce3">
            <text:p>96387.00</text:p>
          </table:table-cell>
          <table:table-cell office:value-type="float" office:value="87" table:style-name="ce3">
            <text:p>87.00</text:p>
          </table:table-cell>
          <table:table-cell table:number-columns-repeated="16" table:style-name="ce3"/>
          <table:table-cell office:value-type="float" office:value="200187" table:style-name="ce3">
            <text:p>200187.00</text:p>
          </table:table-cell>
          <table:table-cell office:value-type="float" office:value="10839" table:style-name="ce3">
            <text:p>10839.00</text:p>
          </table:table-cell>
          <table:table-cell office:value-type="float" office:value="8115" table:style-name="ce3">
            <text:p>8115.00</text:p>
          </table:table-cell>
          <table:table-cell table:style-name="ce3"/>
          <table:table-cell office:value-type="float" office:value="3133" table:style-name="ce3">
            <text:p>3133.00</text:p>
          </table:table-cell>
          <table:table-cell table:number-columns-repeated="16333" table:style-name="ce3"/>
        </table:table-row>
        <table:table-row table:style-name="ro1">
          <table:table-cell office:value-type="date" office:date-value="1979-12-01T00:00:00" table:style-name="ce4">
            <text:p>1979-12-01</text:p>
          </table:table-cell>
          <table:table-cell table:style-name="ce3"/>
          <table:table-cell office:value-type="float" office:value="89661" table:style-name="ce3">
            <text:p>89661.00</text:p>
          </table:table-cell>
          <table:table-cell office:value-type="float" office:value="68040" table:style-name="ce3">
            <text:p>68040.00</text:p>
          </table:table-cell>
          <table:table-cell table:number-columns-repeated="2" table:style-name="ce3"/>
          <table:table-cell office:value-type="float" office:value="862" table:style-name="ce3">
            <text:p>862.00</text:p>
          </table:table-cell>
          <table:table-cell office:value-type="float" office:value="3024" table:style-name="ce3">
            <text:p>3024.00</text:p>
          </table:table-cell>
          <table:table-cell table:number-columns-repeated="2" table:style-name="ce3"/>
          <table:table-cell office:value-type="float" office:value="474" table:style-name="ce3">
            <text:p>474.00</text:p>
          </table:table-cell>
          <table:table-cell office:value-type="float" office:value="217" table:style-name="ce3">
            <text:p>217.00</text:p>
          </table:table-cell>
          <table:table-cell table:style-name="ce3"/>
          <table:table-cell office:value-type="float" office:value="722" table:style-name="ce3">
            <text:p>722.00</text:p>
          </table:table-cell>
          <table:table-cell office:value-type="float" office:value="2631" table:style-name="ce3">
            <text:p>2631.00</text:p>
          </table:table-cell>
          <table:table-cell table:number-columns-repeated="5" table:style-name="ce3"/>
          <table:table-cell office:value-type="float" office:value="1279695" table:style-name="ce3">
            <text:p>1279695.00</text:p>
          </table:table-cell>
          <table:table-cell office:value-type="float" office:value="2.6326000000000001" table:style-name="ce3">
            <text:p>2.63</text:p>
          </table:table-cell>
          <table:table-cell table:number-columns-repeated="2" table:style-name="ce3"/>
          <table:table-cell office:value-type="float" office:value="0.68889999999999996" table:style-name="ce3">
            <text:p>0.69</text:p>
          </table:table-cell>
          <table:table-cell office:value-type="float" office:value="5.2990000000000004" table:style-name="ce3">
            <text:p>5.30</text:p>
          </table:table-cell>
          <table:table-cell table:number-columns-repeated="2" table:style-name="ce3"/>
          <table:table-cell office:value-type="float" office:value="143746" table:style-name="ce3">
            <text:p>143746.00</text:p>
          </table:table-cell>
          <table:table-cell office:value-type="float" office:value="90" table:style-name="ce3">
            <text:p>90.00</text:p>
          </table:table-cell>
          <table:table-cell table:number-columns-repeated="16" table:style-name="ce3"/>
          <table:table-cell office:value-type="float" office:value="274407" table:style-name="ce3">
            <text:p>274407.00</text:p>
          </table:table-cell>
          <table:table-cell office:value-type="float" office:value="10393" table:style-name="ce3">
            <text:p>10393.00</text:p>
          </table:table-cell>
          <table:table-cell office:value-type="float" office:value="8867" table:style-name="ce3">
            <text:p>8867.00</text:p>
          </table:table-cell>
          <table:table-cell table:style-name="ce3"/>
          <table:table-cell office:value-type="float" office:value="3474" table:style-name="ce3">
            <text:p>3474.00</text:p>
          </table:table-cell>
          <table:table-cell table:number-columns-repeated="16333" table:style-name="ce3"/>
        </table:table-row>
        <table:table-row table:style-name="ro1">
          <table:table-cell office:value-type="date" office:date-value="1980-12-01T00:00:00" table:style-name="ce4">
            <text:p>1980-12-01</text:p>
          </table:table-cell>
          <table:table-cell table:style-name="ce3"/>
          <table:table-cell office:value-type="float" office:value="101373" table:style-name="ce3">
            <text:p>101373.00</text:p>
          </table:table-cell>
          <table:table-cell office:value-type="float" office:value="64008" table:style-name="ce3">
            <text:p>64008.00</text:p>
          </table:table-cell>
          <table:table-cell table:number-columns-repeated="2" table:style-name="ce3"/>
          <table:table-cell office:value-type="float" office:value="868" table:style-name="ce3">
            <text:p>868.00</text:p>
          </table:table-cell>
          <table:table-cell office:value-type="float" office:value="3102" table:style-name="ce3">
            <text:p>3102.00</text:p>
          </table:table-cell>
          <table:table-cell table:number-columns-repeated="2" table:style-name="ce3"/>
          <table:table-cell office:value-type="float" office:value="591" table:style-name="ce3">
            <text:p>591.00</text:p>
          </table:table-cell>
          <table:table-cell office:value-type="float" office:value="257" table:style-name="ce3">
            <text:p>257.00</text:p>
          </table:table-cell>
          <table:table-cell table:style-name="ce3"/>
          <table:table-cell office:value-type="float" office:value="829" table:style-name="ce3">
            <text:p>829.00</text:p>
          </table:table-cell>
          <table:table-cell office:value-type="float" office:value="2601" table:style-name="ce3">
            <text:p>2601.00</text:p>
          </table:table-cell>
          <table:table-cell table:number-columns-repeated="5" table:style-name="ce3"/>
          <table:table-cell office:value-type="float" office:value="1210972" table:style-name="ce3">
            <text:p>1210972.00</text:p>
          </table:table-cell>
          <table:table-cell office:value-type="float" office:value="2.6547000000000001" table:style-name="ce3">
            <text:p>2.65</text:p>
          </table:table-cell>
          <table:table-cell table:number-columns-repeated="2" table:style-name="ce3"/>
          <table:table-cell office:value-type="float" office:value="0.53" table:style-name="ce3">
            <text:p>0.53</text:p>
          </table:table-cell>
          <table:table-cell office:value-type="float" office:value="5.3" table:style-name="ce3">
            <text:p>5.30</text:p>
          </table:table-cell>
          <table:table-cell table:number-columns-repeated="2" table:style-name="ce3"/>
          <table:table-cell office:value-type="float" office:value="168473" table:style-name="ce3">
            <text:p>168473.00</text:p>
          </table:table-cell>
          <table:table-cell office:value-type="float" office:value="84" table:style-name="ce3">
            <text:p>84.00</text:p>
          </table:table-cell>
          <table:table-cell table:number-columns-repeated="16" table:style-name="ce3"/>
          <table:table-cell office:value-type="float" office:value="307092" table:style-name="ce3">
            <text:p>307092.00</text:p>
          </table:table-cell>
          <table:table-cell office:value-type="float" office:value="16407" table:style-name="ce3">
            <text:p>16407.00</text:p>
          </table:table-cell>
          <table:table-cell office:value-type="float" office:value="12679" table:style-name="ce3">
            <text:p>12679.00</text:p>
          </table:table-cell>
          <table:table-cell office:value-type="float" office:value="3588" table:style-name="ce3">
            <text:p>3588.00</text:p>
          </table:table-cell>
          <table:table-cell office:value-type="float" office:value="4449" table:style-name="ce3">
            <text:p>4449.00</text:p>
          </table:table-cell>
          <table:table-cell table:number-columns-repeated="16333" table:style-name="ce3"/>
        </table:table-row>
        <table:table-row table:style-name="ro1">
          <table:table-cell office:value-type="date" office:date-value="1981-12-01T00:00:00" table:style-name="ce4">
            <text:p>1981-12-01</text:p>
          </table:table-cell>
          <table:table-cell table:style-name="ce3"/>
          <table:table-cell office:value-type="float" office:value="123904" table:style-name="ce3">
            <text:p>123904.00</text:p>
          </table:table-cell>
          <table:table-cell office:value-type="float" office:value="79400" table:style-name="ce3">
            <text:p>79400.00</text:p>
          </table:table-cell>
          <table:table-cell table:number-columns-repeated="2" table:style-name="ce3"/>
          <table:table-cell office:value-type="float" office:value="808" table:style-name="ce3">
            <text:p>808.00</text:p>
          </table:table-cell>
          <table:table-cell office:value-type="float" office:value="3068" table:style-name="ce3">
            <text:p>3068.00</text:p>
          </table:table-cell>
          <table:table-cell table:style-name="ce3"/>
          <table:table-cell office:value-type="float" office:value="1860" table:style-name="ce3">
            <text:p>1860.00</text:p>
          </table:table-cell>
          <table:table-cell office:value-type="float" office:value="701" table:style-name="ce3">
            <text:p>701.00</text:p>
          </table:table-cell>
          <table:table-cell office:value-type="float" office:value="235" table:style-name="ce3">
            <text:p>235.00</text:p>
          </table:table-cell>
          <table:table-cell office:value-type="float" office:value="141" table:style-name="ce3">
            <text:p>141.00</text:p>
          </table:table-cell>
          <table:table-cell office:value-type="float" office:value="923" table:style-name="ce3">
            <text:p>923.00</text:p>
          </table:table-cell>
          <table:table-cell office:value-type="float" office:value="3004" table:style-name="ce3">
            <text:p>3004.00</text:p>
          </table:table-cell>
          <table:table-cell table:number-columns-repeated="5" table:style-name="ce3"/>
          <table:table-cell office:value-type="float" office:value="1193964" table:style-name="ce3">
            <text:p>1193964.00</text:p>
          </table:table-cell>
          <table:table-cell office:value-type="float" office:value="2.6642999999999999" table:style-name="ce3">
            <text:p>2.66</text:p>
          </table:table-cell>
          <table:table-cell table:number-columns-repeated="2" table:style-name="ce3"/>
          <table:table-cell office:value-type="float" office:value="0.54849999999999999" table:style-name="ce3">
            <text:p>0.55</text:p>
          </table:table-cell>
          <table:table-cell office:value-type="float" office:value="6.0940000000000003" table:style-name="ce3">
            <text:p>6.09</text:p>
          </table:table-cell>
          <table:table-cell table:number-columns-repeated="2" table:style-name="ce3"/>
          <table:table-cell office:value-type="float" office:value="237950" table:style-name="ce3">
            <text:p>237950.00</text:p>
          </table:table-cell>
          <table:table-cell office:value-type="float" office:value="81" table:style-name="ce3">
            <text:p>81.00</text:p>
          </table:table-cell>
          <table:table-cell table:number-columns-repeated="16" table:style-name="ce3"/>
          <table:table-cell office:value-type="float" office:value="284330" table:style-name="ce3">
            <text:p>284330.00</text:p>
          </table:table-cell>
          <table:table-cell office:value-type="float" office:value="20048" table:style-name="ce3">
            <text:p>20048.00</text:p>
          </table:table-cell>
          <table:table-cell office:value-type="float" office:value="15072" table:style-name="ce3">
            <text:p>15072.00</text:p>
          </table:table-cell>
          <table:table-cell office:value-type="float" office:value="3900" table:style-name="ce3">
            <text:p>3900.00</text:p>
          </table:table-cell>
          <table:table-cell office:value-type="float" office:value="5531" table:style-name="ce3">
            <text:p>5531.00</text:p>
          </table:table-cell>
          <table:table-cell table:number-columns-repeated="16333" table:style-name="ce3"/>
        </table:table-row>
        <table:table-row table:style-name="ro1">
          <table:table-cell office:value-type="date" office:date-value="1982-12-01T00:00:00" table:style-name="ce4">
            <text:p>1982-12-01</text:p>
          </table:table-cell>
          <table:table-cell table:style-name="ce3"/>
          <table:table-cell office:value-type="float" office:value="149453" table:style-name="ce3">
            <text:p>149453.00</text:p>
          </table:table-cell>
          <table:table-cell office:value-type="float" office:value="96731" table:style-name="ce3">
            <text:p>96731.00</text:p>
          </table:table-cell>
          <table:table-cell table:number-columns-repeated="2" table:style-name="ce3"/>
          <table:table-cell office:value-type="float" office:value="757" table:style-name="ce3">
            <text:p>757.00</text:p>
          </table:table-cell>
          <table:table-cell office:value-type="float" office:value="3105" table:style-name="ce3">
            <text:p>3105.00</text:p>
          </table:table-cell>
          <table:table-cell table:style-name="ce3"/>
          <table:table-cell office:value-type="float" office:value="1806" table:style-name="ce3">
            <text:p>1806.00</text:p>
          </table:table-cell>
          <table:table-cell office:value-type="float" office:value="849" table:style-name="ce3">
            <text:p>849.00</text:p>
          </table:table-cell>
          <table:table-cell office:value-type="float" office:value="253" table:style-name="ce3">
            <text:p>253.00</text:p>
          </table:table-cell>
          <table:table-cell office:value-type="float" office:value="133" table:style-name="ce3">
            <text:p>133.00</text:p>
          </table:table-cell>
          <table:table-cell office:value-type="float" office:value="1197" table:style-name="ce3">
            <text:p>1197.00</text:p>
          </table:table-cell>
          <table:table-cell office:value-type="float" office:value="3717" table:style-name="ce3">
            <text:p>3717.00</text:p>
          </table:table-cell>
          <table:table-cell table:number-columns-repeated="5" table:style-name="ce3"/>
          <table:table-cell office:value-type="float" office:value="1225369" table:style-name="ce3">
            <text:p>1225369.00</text:p>
          </table:table-cell>
          <table:table-cell office:value-type="float" office:value="2.2709000000000001" table:style-name="ce3">
            <text:p>2.27</text:p>
          </table:table-cell>
          <table:table-cell table:number-columns-repeated="2" table:style-name="ce3"/>
          <table:table-cell office:value-type="float" office:value="0.67100000000000004" table:style-name="ce3">
            <text:p>0.67</text:p>
          </table:table-cell>
          <table:table-cell office:value-type="float" office:value="6.1" table:style-name="ce3">
            <text:p>6.10</text:p>
          </table:table-cell>
          <table:table-cell table:number-columns-repeated="2" table:style-name="ce3"/>
          <table:table-cell office:value-type="float" office:value="349212" table:style-name="ce3">
            <text:p>349212.00</text:p>
          </table:table-cell>
          <table:table-cell office:value-type="float" office:value="77" table:style-name="ce3">
            <text:p>77.00</text:p>
          </table:table-cell>
          <table:table-cell table:number-columns-repeated="16" table:style-name="ce3"/>
          <table:table-cell office:value-type="float" office:value="233209" table:style-name="ce3">
            <text:p>233209.00</text:p>
          </table:table-cell>
          <table:table-cell office:value-type="float" office:value="22932" table:style-name="ce3">
            <text:p>22932.00</text:p>
          </table:table-cell>
          <table:table-cell office:value-type="float" office:value="15596" table:style-name="ce3">
            <text:p>15596.00</text:p>
          </table:table-cell>
          <table:table-cell office:value-type="float" office:value="3955" table:style-name="ce3">
            <text:p>3955.00</text:p>
          </table:table-cell>
          <table:table-cell office:value-type="float" office:value="5388" table:style-name="ce3">
            <text:p>5388.00</text:p>
          </table:table-cell>
          <table:table-cell table:number-columns-repeated="16333" table:style-name="ce3"/>
        </table:table-row>
        <table:table-row table:style-name="ro1">
          <table:table-cell office:value-type="date" office:date-value="1983-12-01T00:00:00" table:style-name="ce4">
            <text:p>1983-12-01</text:p>
          </table:table-cell>
          <table:table-cell table:style-name="ce3"/>
          <table:table-cell office:value-type="float" office:value="168672" table:style-name="ce3">
            <text:p>168672.00</text:p>
          </table:table-cell>
          <table:table-cell office:value-type="float" office:value="100517" table:style-name="ce3">
            <text:p>100517.00</text:p>
          </table:table-cell>
          <table:table-cell table:number-columns-repeated="2" table:style-name="ce3"/>
          <table:table-cell office:value-type="float" office:value="748" table:style-name="ce3">
            <text:p>748.00</text:p>
          </table:table-cell>
          <table:table-cell office:value-type="float" office:value="3193" table:style-name="ce3">
            <text:p>3193.00</text:p>
          </table:table-cell>
          <table:table-cell table:style-name="ce3"/>
          <table:table-cell office:value-type="float" office:value="1725" table:style-name="ce3">
            <text:p>1725.00</text:p>
          </table:table-cell>
          <table:table-cell office:value-type="float" office:value="963" table:style-name="ce3">
            <text:p>963.00</text:p>
          </table:table-cell>
          <table:table-cell office:value-type="float" office:value="264" table:style-name="ce3">
            <text:p>264.00</text:p>
          </table:table-cell>
          <table:table-cell office:value-type="float" office:value="140" table:style-name="ce3">
            <text:p>140.00</text:p>
          </table:table-cell>
          <table:table-cell office:value-type="float" office:value="1152" table:style-name="ce3">
            <text:p>1152.00</text:p>
          </table:table-cell>
          <table:table-cell office:value-type="float" office:value="4218" table:style-name="ce3">
            <text:p>4218.00</text:p>
          </table:table-cell>
          <table:table-cell table:number-columns-repeated="5" table:style-name="ce3"/>
          <table:table-cell office:value-type="float" office:value="1361535" table:style-name="ce3">
            <text:p>1361535.00</text:p>
          </table:table-cell>
          <table:table-cell office:value-type="float" office:value="1.5677000000000001" table:style-name="ce3">
            <text:p>1.57</text:p>
          </table:table-cell>
          <table:table-cell table:number-columns-repeated="2" table:style-name="ce3"/>
          <table:table-cell office:value-type="float" office:value="0.76839999999999997" table:style-name="ce3">
            <text:p>0.77</text:p>
          </table:table-cell>
          <table:table-cell office:value-type="float" office:value="7.6840000000000002" table:style-name="ce3">
            <text:p>7.68</text:p>
          </table:table-cell>
          <table:table-cell table:number-columns-repeated="2" table:style-name="ce3"/>
          <table:table-cell office:value-type="float" office:value="486677" table:style-name="ce3">
            <text:p>486677.00</text:p>
          </table:table-cell>
          <table:table-cell office:value-type="float" office:value="71" table:style-name="ce3">
            <text:p>71.00</text:p>
          </table:table-cell>
          <table:table-cell table:number-columns-repeated="16" table:style-name="ce3"/>
          <table:table-cell office:value-type="float" office:value="225003" table:style-name="ce3">
            <text:p>225003.00</text:p>
          </table:table-cell>
          <table:table-cell office:value-type="float" office:value="27749" table:style-name="ce3">
            <text:p>27749.00</text:p>
          </table:table-cell>
          <table:table-cell office:value-type="float" office:value="13301" table:style-name="ce3">
            <text:p>13301.00</text:p>
          </table:table-cell>
          <table:table-cell office:value-type="float" office:value="5594" table:style-name="ce3">
            <text:p>5594.00</text:p>
          </table:table-cell>
          <table:table-cell office:value-type="float" office:value="5012" table:style-name="ce3">
            <text:p>5012.00</text:p>
          </table:table-cell>
          <table:table-cell table:number-columns-repeated="16333" table:style-name="ce3"/>
        </table:table-row>
        <table:table-row table:style-name="ro1">
          <table:table-cell office:value-type="date" office:date-value="1984-12-01T00:00:00" table:style-name="ce4">
            <text:p>1984-12-01</text:p>
          </table:table-cell>
          <table:table-cell table:style-name="ce3"/>
          <table:table-cell office:value-type="float" office:value="200977" table:style-name="ce3">
            <text:p>200977.00</text:p>
          </table:table-cell>
          <table:table-cell office:value-type="float" office:value="89685" table:style-name="ce3">
            <text:p>89685.00</text:p>
          </table:table-cell>
          <table:table-cell table:number-columns-repeated="2" table:style-name="ce3"/>
          <table:table-cell office:value-type="float" office:value="832" table:style-name="ce3">
            <text:p>832.00</text:p>
          </table:table-cell>
          <table:table-cell office:value-type="float" office:value="3272" table:style-name="ce3">
            <text:p>3272.00</text:p>
          </table:table-cell>
          <table:table-cell table:style-name="ce3"/>
          <table:table-cell office:value-type="float" office:value="1643" table:style-name="ce3">
            <text:p>1643.00</text:p>
          </table:table-cell>
          <table:table-cell office:value-type="float" office:value="1068" table:style-name="ce3">
            <text:p>1068.00</text:p>
          </table:table-cell>
          <table:table-cell office:value-type="float" office:value="264" table:style-name="ce3">
            <text:p>264.00</text:p>
          </table:table-cell>
          <table:table-cell office:value-type="float" office:value="150" table:style-name="ce3">
            <text:p>150.00</text:p>
          </table:table-cell>
          <table:table-cell office:value-type="float" office:value="1454" table:style-name="ce3">
            <text:p>1454.00</text:p>
          </table:table-cell>
          <table:table-cell office:value-type="float" office:value="4902" table:style-name="ce3">
            <text:p>4902.00</text:p>
          </table:table-cell>
          <table:table-cell table:number-columns-repeated="5" table:style-name="ce3"/>
          <table:table-cell office:value-type="float" office:value="1431172" table:style-name="ce3">
            <text:p>1431172.00</text:p>
          </table:table-cell>
          <table:table-cell office:value-type="float" office:value="1.3713" table:style-name="ce3">
            <text:p>1.37</text:p>
          </table:table-cell>
          <table:table-cell table:number-columns-repeated="2" table:style-name="ce3"/>
          <table:table-cell office:value-type="float" office:value="1.0811999999999999" table:style-name="ce3">
            <text:p>1.08</text:p>
          </table:table-cell>
          <table:table-cell office:value-type="float" office:value="9.01" table:style-name="ce3">
            <text:p>9.01</text:p>
          </table:table-cell>
          <table:table-cell table:number-columns-repeated="2" table:style-name="ce3"/>
          <table:table-cell office:value-type="float" office:value="423098" table:style-name="ce3">
            <text:p>423098.00</text:p>
          </table:table-cell>
          <table:table-cell office:value-type="float" office:value="67" table:style-name="ce3">
            <text:p>67.00</text:p>
          </table:table-cell>
          <table:table-cell table:number-columns-repeated="16" table:style-name="ce3"/>
          <table:table-cell office:value-type="float" office:value="234460" table:style-name="ce3">
            <text:p>234460.00</text:p>
          </table:table-cell>
          <table:table-cell office:value-type="float" office:value="29262" table:style-name="ce3">
            <text:p>29262.00</text:p>
          </table:table-cell>
          <table:table-cell office:value-type="float" office:value="14230" table:style-name="ce3">
            <text:p>14230.00</text:p>
          </table:table-cell>
          <table:table-cell office:value-type="float" office:value="7284" table:style-name="ce3">
            <text:p>7284.00</text:p>
          </table:table-cell>
          <table:table-cell office:value-type="float" office:value="5429" table:style-name="ce3">
            <text:p>5429.00</text:p>
          </table:table-cell>
          <table:table-cell table:number-columns-repeated="16333" table:style-name="ce3"/>
        </table:table-row>
        <table:table-row table:style-name="ro1">
          <table:table-cell office:value-type="date" office:date-value="1985-12-01T00:00:00" table:style-name="ce4">
            <text:p>1985-12-01</text:p>
          </table:table-cell>
          <table:table-cell table:style-name="ce3"/>
          <table:table-cell office:value-type="float" office:value="192985" table:style-name="ce3">
            <text:p>192985.00</text:p>
          </table:table-cell>
          <table:table-cell office:value-type="float" office:value="105709" table:style-name="ce3">
            <text:p>105709.00</text:p>
          </table:table-cell>
          <table:table-cell table:number-columns-repeated="2" table:style-name="ce3"/>
          <table:table-cell office:value-type="float" office:value="931" table:style-name="ce3">
            <text:p>931.00</text:p>
          </table:table-cell>
          <table:table-cell office:value-type="float" office:value="3511" table:style-name="ce3">
            <text:p>3511.00</text:p>
          </table:table-cell>
          <table:table-cell table:style-name="ce3"/>
          <table:table-cell office:value-type="float" office:value="1660" table:style-name="ce3">
            <text:p>1660.00</text:p>
          </table:table-cell>
          <table:table-cell office:value-type="float" office:value="1216" table:style-name="ce3">
            <text:p>1216.00</text:p>
          </table:table-cell>
          <table:table-cell office:value-type="float" office:value="303" table:style-name="ce3">
            <text:p>303.00</text:p>
          </table:table-cell>
          <table:table-cell office:value-type="float" office:value="171" table:style-name="ce3">
            <text:p>171.00</text:p>
          </table:table-cell>
          <table:table-cell office:value-type="float" office:value="1755" table:style-name="ce3">
            <text:p>1755.00</text:p>
          </table:table-cell>
          <table:table-cell office:value-type="float" office:value="6979" table:style-name="ce3">
            <text:p>6979.00</text:p>
          </table:table-cell>
          <table:table-cell table:number-columns-repeated="2" table:style-name="ce3"/>
          <table:table-cell office:value-type="float" office:value="29539" table:style-name="ce3">
            <text:p>29539.00</text:p>
          </table:table-cell>
          <table:table-cell table:number-columns-repeated="2" table:style-name="ce3"/>
          <table:table-cell office:value-type="float" office:value="1341600" table:style-name="ce3">
            <text:p>1341600.00</text:p>
          </table:table-cell>
          <table:table-cell office:value-type="float" office:value="1.4513" table:style-name="ce3">
            <text:p>1.45</text:p>
          </table:table-cell>
          <table:table-cell table:number-columns-repeated="2" table:style-name="ce3"/>
          <table:table-cell office:value-type="float" office:value="0.9617" table:style-name="ce3">
            <text:p>0.96</text:p>
          </table:table-cell>
          <table:table-cell office:value-type="float" office:value="8.7430000000000003" table:style-name="ce3">
            <text:p>8.74</text:p>
          </table:table-cell>
          <table:table-cell table:number-columns-repeated="2" table:style-name="ce3"/>
          <table:table-cell office:value-type="float" office:value="382740" table:style-name="ce3">
            <text:p>382740.00</text:p>
          </table:table-cell>
          <table:table-cell office:value-type="float" office:value="79" table:style-name="ce3">
            <text:p>79.00</text:p>
          </table:table-cell>
          <table:table-cell office:value-type="float" office:value="80.92" table:style-name="ce3">
            <text:p>80.92</text:p>
          </table:table-cell>
          <table:table-cell office:value-type="float" office:value="23.85" table:style-name="ce3">
            <text:p>23.85</text:p>
          </table:table-cell>
          <table:table-cell office:value-type="float" office:value="396.15" table:style-name="ce3">
            <text:p>396.15</text:p>
          </table:table-cell>
          <table:table-cell office:value-type="float" office:value="50.78" table:style-name="ce3">
            <text:p>50.78</text:p>
          </table:table-cell>
          <table:table-cell office:value-type="float" office:value="381.52" table:style-name="ce3">
            <text:p>381.52</text:p>
          </table:table-cell>
          <table:table-cell office:value-type="float" office:value="52.76" table:style-name="ce3">
            <text:p>52.76</text:p>
          </table:table-cell>
          <table:table-cell office:value-type="float" office:value="5.16" table:style-name="ce3">
            <text:p>5.16</text:p>
          </table:table-cell>
          <table:table-cell office:value-type="float" office:value="10.58" table:style-name="ce3">
            <text:p>10.58</text:p>
          </table:table-cell>
          <table:table-cell office:value-type="float" office:value="579.14" table:style-name="ce3">
            <text:p>579.14</text:p>
          </table:table-cell>
          <table:table-cell table:style-name="ce3"/>
          <table:table-cell office:value-type="float" office:value="290.7176857" table:style-name="ce3">
            <text:p>290.72</text:p>
          </table:table-cell>
          <table:table-cell table:number-columns-repeated="2" table:style-name="ce3"/>
          <table:table-cell office:value-type="float" office:value="1002.474778" table:style-name="ce3">
            <text:p>1002.47</text:p>
          </table:table-cell>
          <table:table-cell office:value-type="float" office:value="109.6" table:style-name="ce3">
            <text:p>109.60</text:p>
          </table:table-cell>
          <table:table-cell office:value-type="float" office:value="272.02999999999997" table:style-name="ce3">
            <text:p>272.03</text:p>
          </table:table-cell>
          <table:table-cell office:value-type="float" office:value="245294" table:style-name="ce3">
            <text:p>245294.00</text:p>
          </table:table-cell>
          <table:table-cell office:value-type="float" office:value="32926" table:style-name="ce3">
            <text:p>32926.00</text:p>
          </table:table-cell>
          <table:table-cell office:value-type="float" office:value="15293" table:style-name="ce3">
            <text:p>15293.00</text:p>
          </table:table-cell>
          <table:table-cell office:value-type="float" office:value="8051" table:style-name="ce3">
            <text:p>8051.00</text:p>
          </table:table-cell>
          <table:table-cell office:value-type="float" office:value="5860" table:style-name="ce3">
            <text:p>5860.00</text:p>
          </table:table-cell>
          <table:table-cell table:number-columns-repeated="16333" table:style-name="ce3"/>
        </table:table-row>
        <table:table-row table:style-name="ro1">
          <table:table-cell office:value-type="date" office:date-value="1986-12-01T00:00:00" table:style-name="ce4">
            <text:p>1986-12-01</text:p>
          </table:table-cell>
          <table:table-cell table:style-name="ce3"/>
          <table:table-cell office:value-type="float" office:value="205667" table:style-name="ce3">
            <text:p>205667.00</text:p>
          </table:table-cell>
          <table:table-cell office:value-type="float" office:value="120532" table:style-name="ce3">
            <text:p>120532.00</text:p>
          </table:table-cell>
          <table:table-cell office:value-type="float" office:value="18467" table:style-name="ce3">
            <text:p>18467.00</text:p>
          </table:table-cell>
          <table:table-cell office:value-type="float" office:value="11094" table:style-name="ce3">
            <text:p>11094.00</text:p>
          </table:table-cell>
          <table:table-cell office:value-type="float" office:value="980" table:style-name="ce3">
            <text:p>980.00</text:p>
          </table:table-cell>
          <table:table-cell office:value-type="float" office:value="3720" table:style-name="ce3">
            <text:p>3720.00</text:p>
          </table:table-cell>
          <table:table-cell table:style-name="ce3"/>
          <table:table-cell office:value-type="float" office:value="1785" table:style-name="ce3">
            <text:p>1785.00</text:p>
          </table:table-cell>
          <table:table-cell office:value-type="float" office:value="1537" table:style-name="ce3">
            <text:p>1537.00</text:p>
          </table:table-cell>
          <table:table-cell office:value-type="float" office:value="337" table:style-name="ce3">
            <text:p>337.00</text:p>
          </table:table-cell>
          <table:table-cell office:value-type="float" office:value="183" table:style-name="ce3">
            <text:p>183.00</text:p>
          </table:table-cell>
          <table:table-cell office:value-type="float" office:value="1282" table:style-name="ce3">
            <text:p>1282.00</text:p>
          </table:table-cell>
          <table:table-cell office:value-type="float" office:value="7043" table:style-name="ce3">
            <text:p>7043.00</text:p>
          </table:table-cell>
          <table:table-cell table:number-columns-repeated="2" table:style-name="ce3"/>
          <table:table-cell office:value-type="float" office:value="39047" table:style-name="ce3">
            <text:p>39047.00</text:p>
          </table:table-cell>
          <table:table-cell office:value-type="float" office:value="88801" table:style-name="ce3">
            <text:p>88801.00</text:p>
          </table:table-cell>
          <table:table-cell table:style-name="ce3"/>
          <table:table-cell office:value-type="float" office:value="1382000" table:style-name="ce3">
            <text:p>1382000.00</text:p>
          </table:table-cell>
          <table:table-cell office:value-type="float" office:value="1.4911000000000001" table:style-name="ce3">
            <text:p>1.49</text:p>
          </table:table-cell>
          <table:table-cell table:number-columns-repeated="2" table:style-name="ce3"/>
          <table:table-cell office:value-type="float" office:value="0.74170000000000003" table:style-name="ce3">
            <text:p>0.74</text:p>
          </table:table-cell>
          <table:table-cell office:value-type="float" office:value="7.4189999999999996" table:style-name="ce3">
            <text:p>7.42</text:p>
          </table:table-cell>
          <table:table-cell table:number-columns-repeated="2" table:style-name="ce3"/>
          <table:table-cell office:value-type="float" office:value="437931" table:style-name="ce3">
            <text:p>437931.00</text:p>
          </table:table-cell>
          <table:table-cell office:value-type="float" office:value="85" table:style-name="ce3">
            <text:p>85.00</text:p>
          </table:table-cell>
          <table:table-cell office:value-type="float" office:value="91.58" table:style-name="ce3">
            <text:p>91.58</text:p>
          </table:table-cell>
          <table:table-cell office:value-type="float" office:value="32.840000000000003" table:style-name="ce3">
            <text:p>32.84</text:p>
          </table:table-cell>
          <table:table-cell office:value-type="float" office:value="451.68" table:style-name="ce3">
            <text:p>451.68</text:p>
          </table:table-cell>
          <table:table-cell office:value-type="float" office:value="61.8" table:style-name="ce3">
            <text:p>61.80</text:p>
          </table:table-cell>
          <table:table-cell office:value-type="float" office:value="418.76" table:style-name="ce3">
            <text:p>418.76</text:p>
          </table:table-cell>
          <table:table-cell office:value-type="float" office:value="55.46" table:style-name="ce3">
            <text:p>55.46</text:p>
          </table:table-cell>
          <table:table-cell office:value-type="float" office:value="6.88" table:style-name="ce3">
            <text:p>6.88</text:p>
          </table:table-cell>
          <table:table-cell office:value-type="float" office:value="43.23" table:style-name="ce3">
            <text:p>43.23</text:p>
          </table:table-cell>
          <table:table-cell office:value-type="float" office:value="778.52" table:style-name="ce3">
            <text:p>778.52</text:p>
          </table:table-cell>
          <table:table-cell table:style-name="ce3"/>
          <table:table-cell office:value-type="float" office:value="341.997727" table:style-name="ce3">
            <text:p>342.00</text:p>
          </table:table-cell>
          <table:table-cell table:number-columns-repeated="2" table:style-name="ce3"/>
          <table:table-cell office:value-type="float" office:value="1179.3025070000001" table:style-name="ce3">
            <text:p>1179.30</text:p>
          </table:table-cell>
          <table:table-cell office:value-type="float" office:value="153.26" table:style-name="ce3">
            <text:p>153.26</text:p>
          </table:table-cell>
          <table:table-cell office:value-type="float" office:value="349.02" table:style-name="ce3">
            <text:p>349.02</text:p>
          </table:table-cell>
          <table:table-cell office:value-type="float" office:value="336707" table:style-name="ce3">
            <text:p>336707.00</text:p>
          </table:table-cell>
          <table:table-cell office:value-type="float" office:value="38666" table:style-name="ce3">
            <text:p>38666.00</text:p>
          </table:table-cell>
          <table:table-cell office:value-type="float" office:value="17744" table:style-name="ce3">
            <text:p>17744.00</text:p>
          </table:table-cell>
          <table:table-cell office:value-type="float" office:value="11962" table:style-name="ce3">
            <text:p>11962.00</text:p>
          </table:table-cell>
          <table:table-cell office:value-type="float" office:value="8056" table:style-name="ce3">
            <text:p>8056.00</text:p>
          </table:table-cell>
          <table:table-cell table:number-columns-repeated="16333" table:style-name="ce3"/>
        </table:table-row>
        <table:table-row table:style-name="ro1">
          <table:table-cell office:value-type="date" office:date-value="1987-12-01T00:00:00" table:style-name="ce4">
            <text:p>1987-12-01</text:p>
          </table:table-cell>
          <table:table-cell table:style-name="ce3"/>
          <table:table-cell office:value-type="float" office:value="187450" table:style-name="ce3">
            <text:p>187450.00</text:p>
          </table:table-cell>
          <table:table-cell office:value-type="float" office:value="127457" table:style-name="ce3">
            <text:p>127457.00</text:p>
          </table:table-cell>
          <table:table-cell office:value-type="float" office:value="24172" table:style-name="ce3">
            <text:p>24172.00</text:p>
          </table:table-cell>
          <table:table-cell office:value-type="float" office:value="10274" table:style-name="ce3">
            <text:p>10274.00</text:p>
          </table:table-cell>
          <table:table-cell office:value-type="float" office:value="987" table:style-name="ce3">
            <text:p>987.00</text:p>
          </table:table-cell>
          <table:table-cell office:value-type="float" office:value="3667" table:style-name="ce3">
            <text:p>3667.00</text:p>
          </table:table-cell>
          <table:table-cell table:style-name="ce3"/>
          <table:table-cell office:value-type="float" office:value="2108" table:style-name="ce3">
            <text:p>2108.00</text:p>
          </table:table-cell>
          <table:table-cell office:value-type="float" office:value="1915" table:style-name="ce3">
            <text:p>1915.00</text:p>
          </table:table-cell>
          <table:table-cell office:value-type="float" office:value="356" table:style-name="ce3">
            <text:p>356.00</text:p>
          </table:table-cell>
          <table:table-cell office:value-type="float" office:value="206" table:style-name="ce3">
            <text:p>206.00</text:p>
          </table:table-cell>
          <table:table-cell office:value-type="float" office:value="1110" table:style-name="ce3">
            <text:p>1110.00</text:p>
          </table:table-cell>
          <table:table-cell office:value-type="float" office:value="6690" table:style-name="ce3">
            <text:p>6690.00</text:p>
          </table:table-cell>
          <table:table-cell table:number-columns-repeated="2" table:style-name="ce3"/>
          <table:table-cell office:value-type="float" office:value="50312" table:style-name="ce3">
            <text:p>50312.00</text:p>
          </table:table-cell>
          <table:table-cell office:value-type="float" office:value="113706" table:style-name="ce3">
            <text:p>113706.00</text:p>
          </table:table-cell>
          <table:table-cell office:value-type="float" office:value="4437500" table:style-name="ce3">
            <text:p>4437500.00</text:p>
          </table:table-cell>
          <table:table-cell office:value-type="float" office:value="1677071" table:style-name="ce3">
            <text:p>1677071.00</text:p>
          </table:table-cell>
          <table:table-cell office:value-type="float" office:value="1.3031999999999999" table:style-name="ce3">
            <text:p>1.30</text:p>
          </table:table-cell>
          <table:table-cell table:number-columns-repeated="2" table:style-name="ce3"/>
          <table:table-cell office:value-type="float" office:value="1.1865000000000001" table:style-name="ce3">
            <text:p>1.19</text:p>
          </table:table-cell>
          <table:table-cell office:value-type="float" office:value="8.4749999999999996" table:style-name="ce3">
            <text:p>8.48</text:p>
          </table:table-cell>
          <table:table-cell table:number-columns-repeated="2" table:style-name="ce3"/>
          <table:table-cell office:value-type="float" office:value="485495" table:style-name="ce3">
            <text:p>485495.00</text:p>
          </table:table-cell>
          <table:table-cell office:value-type="float" office:value="89" table:style-name="ce3">
            <text:p>89.00</text:p>
          </table:table-cell>
          <table:table-cell office:value-type="float" office:value="131.36000000000001" table:style-name="ce3">
            <text:p>131.36</text:p>
          </table:table-cell>
          <table:table-cell office:value-type="float" office:value="39.97" table:style-name="ce3">
            <text:p>39.97</text:p>
          </table:table-cell>
          <table:table-cell office:value-type="float" office:value="546.85" table:style-name="ce3">
            <text:p>546.85</text:p>
          </table:table-cell>
          <table:table-cell office:value-type="float" office:value="96.51" table:style-name="ce3">
            <text:p>96.51</text:p>
          </table:table-cell>
          <table:table-cell office:value-type="float" office:value="535.66" table:style-name="ce3">
            <text:p>535.66</text:p>
          </table:table-cell>
          <table:table-cell office:value-type="float" office:value="70.900000000000006" table:style-name="ce3">
            <text:p>70.90</text:p>
          </table:table-cell>
          <table:table-cell office:value-type="float" office:value="7.48" table:style-name="ce3">
            <text:p>7.48</text:p>
          </table:table-cell>
          <table:table-cell office:value-type="float" office:value="95.09" table:style-name="ce3">
            <text:p>95.09</text:p>
          </table:table-cell>
          <table:table-cell office:value-type="float" office:value="1584.07" table:style-name="ce3">
            <text:p>1584.07</text:p>
          </table:table-cell>
          <table:table-cell table:style-name="ce3"/>
          <table:table-cell office:value-type="float" office:value="424.50802190000002" table:style-name="ce3">
            <text:p>424.51</text:p>
          </table:table-cell>
          <table:table-cell table:number-columns-repeated="2" table:style-name="ce3"/>
          <table:table-cell office:value-type="float" office:value="1572.251933" table:style-name="ce3">
            <text:p>1572.25</text:p>
          </table:table-cell>
          <table:table-cell office:value-type="float" office:value="234.94" table:style-name="ce3">
            <text:p>234.94</text:p>
          </table:table-cell>
          <table:table-cell office:value-type="float" office:value="551.75" table:style-name="ce3">
            <text:p>551.75</text:p>
          </table:table-cell>
          <table:table-cell office:value-type="float" office:value="427243" table:style-name="ce3">
            <text:p>427243.00</text:p>
          </table:table-cell>
          <table:table-cell office:value-type="float" office:value="47123" table:style-name="ce3">
            <text:p>47123.00</text:p>
          </table:table-cell>
          <table:table-cell office:value-type="float" office:value="21475" table:style-name="ce3">
            <text:p>21475.00</text:p>
          </table:table-cell>
          <table:table-cell office:value-type="float" office:value="16061" table:style-name="ce3">
            <text:p>16061.00</text:p>
          </table:table-cell>
          <table:table-cell office:value-type="float" office:value="11156" table:style-name="ce3">
            <text:p>11156.00</text:p>
          </table:table-cell>
          <table:table-cell table:number-columns-repeated="16333" table:style-name="ce3"/>
        </table:table-row>
        <table:table-row table:style-name="ro1">
          <table:table-cell office:value-type="date" office:date-value="1988-12-01T00:00:00" table:style-name="ce4">
            <text:p>1988-12-01</text:p>
          </table:table-cell>
          <table:table-cell table:style-name="ce3"/>
          <table:table-cell office:value-type="float" office:value="165613" table:style-name="ce3">
            <text:p>165613.00</text:p>
          </table:table-cell>
          <table:table-cell office:value-type="float" office:value="117306" table:style-name="ce3">
            <text:p>117306.00</text:p>
          </table:table-cell>
          <table:table-cell office:value-type="float" office:value="35522" table:style-name="ce3">
            <text:p>35522.00</text:p>
          </table:table-cell>
          <table:table-cell office:value-type="float" office:value="10333" table:style-name="ce3">
            <text:p>10333.00</text:p>
          </table:table-cell>
          <table:table-cell office:value-type="float" office:value="1112" table:style-name="ce3">
            <text:p>1112.00</text:p>
          </table:table-cell>
          <table:table-cell office:value-type="float" office:value="4235" table:style-name="ce3">
            <text:p>4235.00</text:p>
          </table:table-cell>
          <table:table-cell table:style-name="ce3"/>
          <table:table-cell office:value-type="float" office:value="2721" table:style-name="ce3">
            <text:p>2721.00</text:p>
          </table:table-cell>
          <table:table-cell office:value-type="float" office:value="2133" table:style-name="ce3">
            <text:p>2133.00</text:p>
          </table:table-cell>
          <table:table-cell office:value-type="float" office:value="459" table:style-name="ce3">
            <text:p>459.00</text:p>
          </table:table-cell>
          <table:table-cell office:value-type="float" office:value="300" table:style-name="ce3">
            <text:p>300.00</text:p>
          </table:table-cell>
          <table:table-cell office:value-type="float" office:value="1200" table:style-name="ce3">
            <text:p>1200.00</text:p>
          </table:table-cell>
          <table:table-cell office:value-type="float" office:value="8300" table:style-name="ce3">
            <text:p>8300.00</text:p>
          </table:table-cell>
          <table:table-cell table:number-columns-repeated="2" table:style-name="ce3"/>
          <table:table-cell office:value-type="float" office:value="35314" table:style-name="ce3">
            <text:p>35314.00</text:p>
          </table:table-cell>
          <table:table-cell office:value-type="float" office:value="133553" table:style-name="ce3">
            <text:p>133553.00</text:p>
          </table:table-cell>
          <table:table-cell office:value-type="float" office:value="4494570" table:style-name="ce3">
            <text:p>4494570.00</text:p>
          </table:table-cell>
          <table:table-cell office:value-type="float" office:value="1760595" table:style-name="ce3">
            <text:p>1760595.00</text:p>
          </table:table-cell>
          <table:table-cell office:value-type="float" office:value="1.0838000000000001" table:style-name="ce3">
            <text:p>1.08</text:p>
          </table:table-cell>
          <table:table-cell table:number-columns-repeated="2" table:style-name="ce3"/>
          <table:table-cell office:value-type="float" office:value="0.89019999999999999" table:style-name="ce3">
            <text:p>0.89</text:p>
          </table:table-cell>
          <table:table-cell office:value-type="float" office:value="7.4189999999999996" table:style-name="ce3">
            <text:p>7.42</text:p>
          </table:table-cell>
          <table:table-cell table:number-columns-repeated="2" table:style-name="ce3"/>
          <table:table-cell office:value-type="float" office:value="487250" table:style-name="ce3">
            <text:p>487250.00</text:p>
          </table:table-cell>
          <table:table-cell office:value-type="float" office:value="91" table:style-name="ce3">
            <text:p>91.00</text:p>
          </table:table-cell>
          <table:table-cell office:value-type="float" office:value="199.36" table:style-name="ce3">
            <text:p>199.36</text:p>
          </table:table-cell>
          <table:table-cell office:value-type="float" office:value="42.47" table:style-name="ce3">
            <text:p>42.47</text:p>
          </table:table-cell>
          <table:table-cell office:value-type="float" office:value="614.44000000000005" table:style-name="ce3">
            <text:p>614.44</text:p>
          </table:table-cell>
          <table:table-cell office:value-type="float" office:value="185.89" table:style-name="ce3">
            <text:p>185.89</text:p>
          </table:table-cell>
          <table:table-cell office:value-type="float" office:value="547.69000000000005" table:style-name="ce3">
            <text:p>547.69</text:p>
          </table:table-cell>
          <table:table-cell office:value-type="float" office:value="90.39" table:style-name="ce3">
            <text:p>90.39</text:p>
          </table:table-cell>
          <table:table-cell office:value-type="float" office:value="9.27" table:style-name="ce3">
            <text:p>9.27</text:p>
          </table:table-cell>
          <table:table-cell office:value-type="float" office:value="175.5" table:style-name="ce3">
            <text:p>175.50</text:p>
          </table:table-cell>
          <table:table-cell office:value-type="float" office:value="4765.92" table:style-name="ce3">
            <text:p>4765.92</text:p>
          </table:table-cell>
          <table:table-cell table:style-name="ce3"/>
          <table:table-cell office:value-type="float" office:value="839.59684570000002" table:style-name="ce3">
            <text:p>839.60</text:p>
          </table:table-cell>
          <table:table-cell table:number-columns-repeated="2" table:style-name="ce3"/>
          <table:table-cell office:value-type="float" office:value="3109.6179470000002" table:style-name="ce3">
            <text:p>3109.62</text:p>
          </table:table-cell>
          <table:table-cell office:value-type="float" office:value="272.38" table:style-name="ce3">
            <text:p>272.38</text:p>
          </table:table-cell>
          <table:table-cell office:value-type="float" office:value="669.4" table:style-name="ce3">
            <text:p>669.40</text:p>
          </table:table-cell>
          <table:table-cell office:value-type="float" office:value="534289" table:style-name="ce3">
            <text:p>534289.00</text:p>
          </table:table-cell>
          <table:table-cell office:value-type="float" office:value="52129" table:style-name="ce3">
            <text:p>52129.00</text:p>
          </table:table-cell>
          <table:table-cell office:value-type="float" office:value="29572" table:style-name="ce3">
            <text:p>29572.00</text:p>
          </table:table-cell>
          <table:table-cell office:value-type="float" office:value="19206" table:style-name="ce3">
            <text:p>19206.00</text:p>
          </table:table-cell>
          <table:table-cell office:value-type="float" office:value="15866" table:style-name="ce3">
            <text:p>15866.00</text:p>
          </table:table-cell>
          <table:table-cell table:number-columns-repeated="16333" table:style-name="ce3"/>
        </table:table-row>
        <table:table-row table:style-name="ro1">
          <table:table-cell office:value-type="date" office:date-value="1989-12-01T00:00:00" table:style-name="ce4">
            <text:p>1989-12-01</text:p>
          </table:table-cell>
          <table:table-cell table:style-name="ce3"/>
          <table:table-cell office:value-type="float" office:value="200871" table:style-name="ce3">
            <text:p>200871.00</text:p>
          </table:table-cell>
          <table:table-cell office:value-type="float" office:value="106498" table:style-name="ce3">
            <text:p>106498.00</text:p>
          </table:table-cell>
          <table:table-cell office:value-type="float" office:value="36823" table:style-name="ce3">
            <text:p>36823.00</text:p>
          </table:table-cell>
          <table:table-cell office:value-type="float" office:value="9550" table:style-name="ce3">
            <text:p>9550.00</text:p>
          </table:table-cell>
          <table:table-cell office:value-type="float" office:value="1221" table:style-name="ce3">
            <text:p>1221.00</text:p>
          </table:table-cell>
          <table:table-cell office:value-type="float" office:value="4889" table:style-name="ce3">
            <text:p>4889.00</text:p>
          </table:table-cell>
          <table:table-cell table:style-name="ce3"/>
          <table:table-cell office:value-type="float" office:value="3523" table:style-name="ce3">
            <text:p>3523.00</text:p>
          </table:table-cell>
          <table:table-cell office:value-type="float" office:value="2024" table:style-name="ce3">
            <text:p>2024.00</text:p>
          </table:table-cell>
          <table:table-cell office:value-type="float" office:value="549" table:style-name="ce3">
            <text:p>549.00</text:p>
          </table:table-cell>
          <table:table-cell office:value-type="float" office:value="305" table:style-name="ce3">
            <text:p>305.00</text:p>
          </table:table-cell>
          <table:table-cell office:value-type="float" office:value="1600" table:style-name="ce3">
            <text:p>1600.00</text:p>
          </table:table-cell>
          <table:table-cell office:value-type="float" office:value="9300" table:style-name="ce3">
            <text:p>9300.00</text:p>
          </table:table-cell>
          <table:table-cell table:number-columns-repeated="2" table:style-name="ce3"/>
          <table:table-cell office:value-type="float" office:value="35535" table:style-name="ce3">
            <text:p>35535.00</text:p>
          </table:table-cell>
          <table:table-cell office:value-type="float" office:value="172553" table:style-name="ce3">
            <text:p>172553.00</text:p>
          </table:table-cell>
          <table:table-cell office:value-type="float" office:value="4728690" table:style-name="ce3">
            <text:p>4728690.00</text:p>
          </table:table-cell>
          <table:table-cell office:value-type="float" office:value="1821100" table:style-name="ce3">
            <text:p>1821100.00</text:p>
          </table:table-cell>
          <table:table-cell office:value-type="float" office:value="1" table:style-name="ce3">
            <text:p>1.00</text:p>
          </table:table-cell>
          <table:table-cell table:number-columns-repeated="2" table:style-name="ce3"/>
          <table:table-cell office:value-type="float" office:value="1.0176000000000001" table:style-name="ce3">
            <text:p>1.02</text:p>
          </table:table-cell>
          <table:table-cell office:value-type="float" office:value="8.48" table:style-name="ce3">
            <text:p>8.48</text:p>
          </table:table-cell>
          <table:table-cell table:number-columns-repeated="2" table:style-name="ce3"/>
          <table:table-cell office:value-type="float" office:value="508011" table:style-name="ce3">
            <text:p>508011.00</text:p>
          </table:table-cell>
          <table:table-cell office:value-type="float" office:value="87" table:style-name="ce3">
            <text:p>87.00</text:p>
          </table:table-cell>
          <table:table-cell office:value-type="float" office:value="150.33000000000001" table:style-name="ce3">
            <text:p>150.33</text:p>
          </table:table-cell>
          <table:table-cell office:value-type="float" office:value="60.5" table:style-name="ce3">
            <text:p>60.50</text:p>
          </table:table-cell>
          <table:table-cell office:value-type="float" office:value="837.63" table:style-name="ce3">
            <text:p>837.63</text:p>
          </table:table-cell>
          <table:table-cell office:value-type="float" office:value="318.32" table:style-name="ce3">
            <text:p>318.32</text:p>
          </table:table-cell>
          <table:table-cell office:value-type="float" office:value="676.01" table:style-name="ce3">
            <text:p>676.01</text:p>
          </table:table-cell>
          <table:table-cell office:value-type="float" office:value="108.77" table:style-name="ce3">
            <text:p>108.77</text:p>
          </table:table-cell>
          <table:table-cell office:value-type="float" office:value="9.4700000000000006" table:style-name="ce3">
            <text:p>9.47</text:p>
          </table:table-cell>
          <table:table-cell office:value-type="float" office:value="109.74" table:style-name="ce3">
            <text:p>109.74</text:p>
          </table:table-cell>
          <table:table-cell office:value-type="float" office:value="5558.6" table:style-name="ce3">
            <text:p>5558.60</text:p>
          </table:table-cell>
          <table:table-cell table:style-name="ce3"/>
          <table:table-cell office:value-type="float" office:value="830.63068150000004" table:style-name="ce3">
            <text:p>830.63</text:p>
          </table:table-cell>
          <table:table-cell table:number-columns-repeated="2" table:style-name="ce3"/>
          <table:table-cell office:value-type="float" office:value="3322.5227260000001" table:style-name="ce3">
            <text:p>3322.52</text:p>
          </table:table-cell>
          <table:table-cell office:value-type="float" office:value="266.39999999999998" table:style-name="ce3">
            <text:p>266.40</text:p>
          </table:table-cell>
          <table:table-cell office:value-type="float" office:value="690.65" table:style-name="ce3">
            <text:p>690.65</text:p>
          </table:table-cell>
          <table:table-cell office:value-type="float" office:value="449308" table:style-name="ce3">
            <text:p>449308.00</text:p>
          </table:table-cell>
          <table:table-cell office:value-type="float" office:value="44307" table:style-name="ce3">
            <text:p>44307.00</text:p>
          </table:table-cell>
          <table:table-cell office:value-type="float" office:value="29015" table:style-name="ce3">
            <text:p>29015.00</text:p>
          </table:table-cell>
          <table:table-cell office:value-type="float" office:value="21521" table:style-name="ce3">
            <text:p>21521.00</text:p>
          </table:table-cell>
          <table:table-cell office:value-type="float" office:value="17340" table:style-name="ce3">
            <text:p>17340.00</text:p>
          </table:table-cell>
          <table:table-cell table:number-columns-repeated="16333" table:style-name="ce3"/>
        </table:table-row>
        <table:table-row table:style-name="ro1">
          <table:table-cell office:value-type="date" office:date-value="1990-12-01T00:00:00" table:style-name="ce4">
            <text:p>1990-12-01</text:p>
          </table:table-cell>
          <table:table-cell table:style-name="ce3"/>
          <table:table-cell office:value-type="float" office:value="229394" table:style-name="ce3">
            <text:p>229394.00</text:p>
          </table:table-cell>
          <table:table-cell office:value-type="float" office:value="79543" table:style-name="ce3">
            <text:p>79543.00</text:p>
          </table:table-cell>
          <table:table-cell office:value-type="float" office:value="37112" table:style-name="ce3">
            <text:p>37112.00</text:p>
          </table:table-cell>
          <table:table-cell office:value-type="float" office:value="9525" table:style-name="ce3">
            <text:p>9525.00</text:p>
          </table:table-cell>
          <table:table-cell office:value-type="float" office:value="1309" table:style-name="ce3">
            <text:p>1309.00</text:p>
          </table:table-cell>
          <table:table-cell office:value-type="float" office:value="5711" table:style-name="ce3">
            <text:p>5711.00</text:p>
          </table:table-cell>
          <table:table-cell table:style-name="ce3"/>
          <table:table-cell office:value-type="float" office:value="4093" table:style-name="ce3">
            <text:p>4093.00</text:p>
          </table:table-cell>
          <table:table-cell office:value-type="float" office:value="2059" table:style-name="ce3">
            <text:p>2059.00</text:p>
          </table:table-cell>
          <table:table-cell office:value-type="float" office:value="699" table:style-name="ce3">
            <text:p>699.00</text:p>
          </table:table-cell>
          <table:table-cell office:value-type="float" office:value="340" table:style-name="ce3">
            <text:p>340.00</text:p>
          </table:table-cell>
          <table:table-cell office:value-type="float" office:value="1700" table:style-name="ce3">
            <text:p>1700.00</text:p>
          </table:table-cell>
          <table:table-cell office:value-type="float" office:value="11200" table:style-name="ce3">
            <text:p>11200.00</text:p>
          </table:table-cell>
          <table:table-cell table:number-columns-repeated="2" table:style-name="ce3"/>
          <table:table-cell office:value-type="float" office:value="40897" table:style-name="ce3">
            <text:p>40897.00</text:p>
          </table:table-cell>
          <table:table-cell office:value-type="float" office:value="187833" table:style-name="ce3">
            <text:p>187833.00</text:p>
          </table:table-cell>
          <table:table-cell office:value-type="float" office:value="5209190" table:style-name="ce3">
            <text:p>5209190.00</text:p>
          </table:table-cell>
          <table:table-cell office:value-type="float" office:value="1897330" table:style-name="ce3">
            <text:p>1897330.00</text:p>
          </table:table-cell>
          <table:table-cell office:value-type="float" office:value="0.92810000000000004" table:style-name="ce3">
            <text:p>0.93</text:p>
          </table:table-cell>
          <table:table-cell table:number-columns-repeated="2" table:style-name="ce3"/>
          <table:table-cell office:value-type="float" office:value="1.3348" table:style-name="ce3">
            <text:p>1.33</text:p>
          </table:table-cell>
          <table:table-cell office:value-type="float" office:value="9.5340000000000007" table:style-name="ce3">
            <text:p>9.53</text:p>
          </table:table-cell>
          <table:table-cell table:number-columns-repeated="2" table:style-name="ce3"/>
          <table:table-cell office:value-type="float" office:value="472182" table:style-name="ce3">
            <text:p>472182.00</text:p>
          </table:table-cell>
          <table:table-cell office:value-type="float" office:value="87" table:style-name="ce3">
            <text:p>87.00</text:p>
          </table:table-cell>
          <table:table-cell office:value-type="float" office:value="255.17" table:style-name="ce3">
            <text:p>255.17</text:p>
          </table:table-cell>
          <table:table-cell office:value-type="float" office:value="54.61" table:style-name="ce3">
            <text:p>54.61</text:p>
          </table:table-cell>
          <table:table-cell office:value-type="float" office:value="754.28" table:style-name="ce3">
            <text:p>754.28</text:p>
          </table:table-cell>
          <table:table-cell office:value-type="float" office:value="301.7" table:style-name="ce3">
            <text:p>301.70</text:p>
          </table:table-cell>
          <table:table-cell office:value-type="float" office:value="738.06" table:style-name="ce3">
            <text:p>738.06</text:p>
          </table:table-cell>
          <table:table-cell office:value-type="float" office:value="121.16" table:style-name="ce3">
            <text:p>121.16</text:p>
          </table:table-cell>
          <table:table-cell office:value-type="float" office:value="17.34" table:style-name="ce3">
            <text:p>17.34</text:p>
          </table:table-cell>
          <table:table-cell office:value-type="float" office:value="77.87" table:style-name="ce3">
            <text:p>77.87</text:p>
          </table:table-cell>
          <table:table-cell office:value-type="float" office:value="7263.62" table:style-name="ce3">
            <text:p>7263.62</text:p>
          </table:table-cell>
          <table:table-cell table:style-name="ce3"/>
          <table:table-cell office:value-type="float" office:value="857.88744229999998" table:style-name="ce3">
            <text:p>857.89</text:p>
          </table:table-cell>
          <table:table-cell table:number-columns-repeated="2" table:style-name="ce3"/>
          <table:table-cell office:value-type="float" office:value="3431.5497690000002" table:style-name="ce3">
            <text:p>3431.55</text:p>
          </table:table-cell>
          <table:table-cell office:value-type="float" office:value="330.28" table:style-name="ce3">
            <text:p>330.28</text:p>
          </table:table-cell>
          <table:table-cell office:value-type="float" office:value="786.65" table:style-name="ce3">
            <text:p>786.65</text:p>
          </table:table-cell>
          <table:table-cell office:value-type="float" office:value="418442" table:style-name="ce3">
            <text:p>418442.00</text:p>
          </table:table-cell>
          <table:table-cell office:value-type="float" office:value="46614" table:style-name="ce3">
            <text:p>46614.00</text:p>
          </table:table-cell>
          <table:table-cell office:value-type="float" office:value="34345" table:style-name="ce3">
            <text:p>34345.00</text:p>
          </table:table-cell>
          <table:table-cell office:value-type="float" office:value="25268" table:style-name="ce3">
            <text:p>25268.00</text:p>
          </table:table-cell>
          <table:table-cell office:value-type="float" office:value="19628" table:style-name="ce3">
            <text:p>19628.00</text:p>
          </table:table-cell>
          <table:table-cell table:number-columns-repeated="16333" table:style-name="ce3"/>
        </table:table-row>
        <table:table-row table:style-name="ro1">
          <table:table-cell office:value-type="date" office:date-value="1991-12-01T00:00:00" table:style-name="ce4">
            <text:p>1991-12-01</text:p>
          </table:table-cell>
          <table:table-cell table:style-name="ce3"/>
          <table:table-cell office:value-type="float" office:value="283229" table:style-name="ce3">
            <text:p>283229.00</text:p>
          </table:table-cell>
          <table:table-cell office:value-type="float" office:value="106599" table:style-name="ce3">
            <text:p>106599.00</text:p>
          </table:table-cell>
          <table:table-cell office:value-type="float" office:value="47970" table:style-name="ce3">
            <text:p>47970.00</text:p>
          </table:table-cell>
          <table:table-cell office:value-type="float" office:value="9132" table:style-name="ce3">
            <text:p>9132.00</text:p>
          </table:table-cell>
          <table:table-cell office:value-type="float" office:value="1408" table:style-name="ce3">
            <text:p>1408.00</text:p>
          </table:table-cell>
          <table:table-cell office:value-type="float" office:value="6236" table:style-name="ce3">
            <text:p>6236.00</text:p>
          </table:table-cell>
          <table:table-cell table:style-name="ce3"/>
          <table:table-cell office:value-type="float" office:value="4437" table:style-name="ce3">
            <text:p>4437.00</text:p>
          </table:table-cell>
          <table:table-cell office:value-type="float" office:value="2149" table:style-name="ce3">
            <text:p>2149.00</text:p>
          </table:table-cell>
          <table:table-cell office:value-type="float" office:value="822" table:style-name="ce3">
            <text:p>822.00</text:p>
          </table:table-cell>
          <table:table-cell office:value-type="float" office:value="378" table:style-name="ce3">
            <text:p>378.00</text:p>
          </table:table-cell>
          <table:table-cell office:value-type="float" office:value="1800" table:style-name="ce3">
            <text:p>1800.00</text:p>
          </table:table-cell>
          <table:table-cell office:value-type="float" office:value="12200" table:style-name="ce3">
            <text:p>12200.00</text:p>
          </table:table-cell>
          <table:table-cell table:number-columns-repeated="2" table:style-name="ce3"/>
          <table:table-cell office:value-type="float" office:value="40516" table:style-name="ce3">
            <text:p>40516.00</text:p>
          </table:table-cell>
          <table:table-cell office:value-type="float" office:value="138623" table:style-name="ce3">
            <text:p>138623.00</text:p>
          </table:table-cell>
          <table:table-cell office:value-type="float" office:value="5221730" table:style-name="ce3">
            <text:p>5221730.00</text:p>
          </table:table-cell>
          <table:table-cell office:value-type="float" office:value="2050100" table:style-name="ce3">
            <text:p>2050100.00</text:p>
          </table:table-cell>
          <table:table-cell office:value-type="float" office:value="1.1193" table:style-name="ce3">
            <text:p>1.12</text:p>
          </table:table-cell>
          <table:table-cell table:number-columns-repeated="2" table:style-name="ce3"/>
          <table:table-cell office:value-type="float" office:value="1.3776999999999999" table:style-name="ce3">
            <text:p>1.38</text:p>
          </table:table-cell>
          <table:table-cell office:value-type="float" office:value="10.598000000000001" table:style-name="ce3">
            <text:p>10.60</text:p>
          </table:table-cell>
          <table:table-cell table:number-columns-repeated="2" table:style-name="ce3"/>
          <table:table-cell office:value-type="float" office:value="507960" table:style-name="ce3">
            <text:p>507960.00</text:p>
          </table:table-cell>
          <table:table-cell office:value-type="float" office:value="82" table:style-name="ce3">
            <text:p>82.00</text:p>
          </table:table-cell>
          <table:table-cell office:value-type="float" office:value="220.63" table:style-name="ce3">
            <text:p>220.63</text:p>
          </table:table-cell>
          <table:table-cell office:value-type="float" office:value="62.62" table:style-name="ce3">
            <text:p>62.62</text:p>
          </table:table-cell>
          <table:table-cell office:value-type="float" office:value="669.06" table:style-name="ce3">
            <text:p>669.06</text:p>
          </table:table-cell>
          <table:table-cell office:value-type="float" office:value="284.7" table:style-name="ce3">
            <text:p>284.70</text:p>
          </table:table-cell>
          <table:table-cell office:value-type="float" office:value="768.05" table:style-name="ce3">
            <text:p>768.05</text:p>
          </table:table-cell>
          <table:table-cell office:value-type="float" office:value="111.47" table:style-name="ce3">
            <text:p>111.47</text:p>
          </table:table-cell>
          <table:table-cell office:value-type="float" office:value="22.86" table:style-name="ce3">
            <text:p>22.86</text:p>
          </table:table-cell>
          <table:table-cell office:value-type="float" office:value="106.62" table:style-name="ce3">
            <text:p>106.62</text:p>
          </table:table-cell>
          <table:table-cell office:value-type="float" office:value="7033.04" table:style-name="ce3">
            <text:p>7033.04</text:p>
          </table:table-cell>
          <table:table-cell table:style-name="ce3"/>
          <table:table-cell office:value-type="float" office:value="955.32799690000002" table:style-name="ce3">
            <text:p>955.33</text:p>
          </table:table-cell>
          <table:table-cell table:number-columns-repeated="2" table:style-name="ce3"/>
          <table:table-cell office:value-type="float" office:value="3980.5333209999999" table:style-name="ce3">
            <text:p>3980.53</text:p>
          </table:table-cell>
          <table:table-cell office:value-type="float" office:value="389.29" table:style-name="ce3">
            <text:p>389.29</text:p>
          </table:table-cell>
          <table:table-cell office:value-type="float" office:value="38.909999999999997" table:style-name="ce3">
            <text:p>38.91</text:p>
          </table:table-cell>
          <table:table-cell office:value-type="float" office:value="480600" table:style-name="ce3">
            <text:p>480600.00</text:p>
          </table:table-cell>
          <table:table-cell office:value-type="float" office:value="48017" table:style-name="ce3">
            <text:p>48017.00</text:p>
          </table:table-cell>
          <table:table-cell office:value-type="float" office:value="36934" table:style-name="ce3">
            <text:p>36934.00</text:p>
          </table:table-cell>
          <table:table-cell office:value-type="float" office:value="34728" table:style-name="ce3">
            <text:p>34728.00</text:p>
          </table:table-cell>
          <table:table-cell office:value-type="float" office:value="24666" table:style-name="ce3">
            <text:p>24666.00</text:p>
          </table:table-cell>
          <table:table-cell table:number-columns-repeated="16333" table:style-name="ce3"/>
        </table:table-row>
        <table:table-row table:style-name="ro1">
          <table:table-cell office:value-type="date" office:date-value="1992-12-01T00:00:00" table:style-name="ce4">
            <text:p>1992-12-01</text:p>
          </table:table-cell>
          <table:table-cell office:value-type="float" office:value="25092.2284" table:style-name="ce3">
            <text:p>25092.23</text:p>
          </table:table-cell>
          <table:table-cell office:value-type="float" office:value="289717" table:style-name="ce3">
            <text:p>289717.00</text:p>
          </table:table-cell>
          <table:table-cell office:value-type="float" office:value="126328" table:style-name="ce3">
            <text:p>126328.00</text:p>
          </table:table-cell>
          <table:table-cell office:value-type="float" office:value="78032" table:style-name="ce3">
            <text:p>78032.00</text:p>
          </table:table-cell>
          <table:table-cell office:value-type="float" office:value="11546" table:style-name="ce3">
            <text:p>11546.00</text:p>
          </table:table-cell>
          <table:table-cell office:value-type="float" office:value="1351" table:style-name="ce3">
            <text:p>1351.00</text:p>
          </table:table-cell>
          <table:table-cell office:value-type="float" office:value="5918" table:style-name="ce3">
            <text:p>5918.00</text:p>
          </table:table-cell>
          <table:table-cell office:value-type="float" office:value="5639" table:style-name="ce3">
            <text:p>5639.00</text:p>
          </table:table-cell>
          <table:table-cell office:value-type="float" office:value="3948" table:style-name="ce3">
            <text:p>3948.00</text:p>
          </table:table-cell>
          <table:table-cell office:value-type="float" office:value="2193" table:style-name="ce3">
            <text:p>2193.00</text:p>
          </table:table-cell>
          <table:table-cell office:value-type="float" office:value="820" table:style-name="ce3">
            <text:p>820.00</text:p>
          </table:table-cell>
          <table:table-cell office:value-type="float" office:value="343" table:style-name="ce3">
            <text:p>343.00</text:p>
          </table:table-cell>
          <table:table-cell office:value-type="float" office:value="2600" table:style-name="ce3">
            <text:p>2600.00</text:p>
          </table:table-cell>
          <table:table-cell office:value-type="float" office:value="13400" table:style-name="ce3">
            <text:p>13400.00</text:p>
          </table:table-cell>
          <table:table-cell table:number-columns-repeated="2" table:style-name="ce3"/>
          <table:table-cell office:value-type="float" office:value="46938" table:style-name="ce3">
            <text:p>46938.00</text:p>
          </table:table-cell>
          <table:table-cell office:value-type="float" office:value="137623" table:style-name="ce3">
            <text:p>137623.00</text:p>
          </table:table-cell>
          <table:table-cell office:value-type="float" office:value="5328130" table:style-name="ce3">
            <text:p>5328130.00</text:p>
          </table:table-cell>
          <table:table-cell office:value-type="float" office:value="2063700" table:style-name="ce3">
            <text:p>2063700.00</text:p>
          </table:table-cell>
          <table:table-cell office:value-type="float" office:value="1.3455999999999999" table:style-name="ce3">
            <text:p>1.35</text:p>
          </table:table-cell>
          <table:table-cell table:number-columns-repeated="2" table:style-name="ce3"/>
          <table:table-cell office:value-type="float" office:value="1.9076" table:style-name="ce3">
            <text:p>1.91</text:p>
          </table:table-cell>
          <table:table-cell office:value-type="float" office:value="12.72" table:style-name="ce3">
            <text:p>12.72</text:p>
          </table:table-cell>
          <table:table-cell table:number-columns-repeated="2" table:style-name="ce3"/>
          <table:table-cell office:value-type="float" office:value="515697" table:style-name="ce3">
            <text:p>515697.00</text:p>
          </table:table-cell>
          <table:table-cell office:value-type="float" office:value="83" table:style-name="ce3">
            <text:p>83.00</text:p>
          </table:table-cell>
          <table:table-cell office:value-type="float" office:value="244.9" table:style-name="ce3">
            <text:p>244.90</text:p>
          </table:table-cell>
          <table:table-cell office:value-type="float" office:value="62.64" table:style-name="ce3">
            <text:p>62.64</text:p>
          </table:table-cell>
          <table:table-cell office:value-type="float" office:value="653.36" table:style-name="ce3">
            <text:p>653.36</text:p>
          </table:table-cell>
          <table:table-cell office:value-type="float" office:value="399.18" table:style-name="ce3">
            <text:p>399.18</text:p>
          </table:table-cell>
          <table:table-cell office:value-type="float" office:value="1203.56" table:style-name="ce3">
            <text:p>1203.56</text:p>
          </table:table-cell>
          <table:table-cell office:value-type="float" office:value="164.97" table:style-name="ce3">
            <text:p>164.97</text:p>
          </table:table-cell>
          <table:table-cell office:value-type="float" office:value="34.89" table:style-name="ce3">
            <text:p>34.89</text:p>
          </table:table-cell>
          <table:table-cell office:value-type="float" office:value="178.46" table:style-name="ce3">
            <text:p>178.46</text:p>
          </table:table-cell>
          <table:table-cell office:value-type="float" office:value="11810.71" table:style-name="ce3">
            <text:p>11810.71</text:p>
          </table:table-cell>
          <table:table-cell table:style-name="ce3"/>
          <table:table-cell office:value-type="float" office:value="1254.395436" table:style-name="ce3">
            <text:p>1254.40</text:p>
          </table:table-cell>
          <table:table-cell table:number-columns-repeated="2" table:style-name="ce3"/>
          <table:table-cell office:value-type="float" office:value="5226.6476510000002" table:style-name="ce3">
            <text:p>5226.65</text:p>
          </table:table-cell>
          <table:table-cell office:value-type="float" office:value="486.95" table:style-name="ce3">
            <text:p>486.95</text:p>
          </table:table-cell>
          <table:table-cell office:value-type="float" office:value="1120.8900000000001" table:style-name="ce3">
            <text:p>1120.89</text:p>
          </table:table-cell>
          <table:table-cell office:value-type="float" office:value="447545" table:style-name="ce3">
            <text:p>447545.00</text:p>
          </table:table-cell>
          <table:table-cell office:value-type="float" office:value="60374" table:style-name="ce3">
            <text:p>60374.00</text:p>
          </table:table-cell>
          <table:table-cell office:value-type="float" office:value="45863" table:style-name="ce3">
            <text:p>45863.00</text:p>
          </table:table-cell>
          <table:table-cell office:value-type="float" office:value="63466" table:style-name="ce3">
            <text:p>63466.00</text:p>
          </table:table-cell>
          <table:table-cell office:value-type="float" office:value="33560" table:style-name="ce3">
            <text:p>33560.00</text:p>
          </table:table-cell>
          <table:table-cell table:number-columns-repeated="16333" table:style-name="ce3"/>
        </table:table-row>
        <table:table-row table:style-name="ro1">
          <table:table-cell office:value-type="date" office:date-value="1993-12-01T00:00:00" table:style-name="ce4">
            <text:p>1993-12-01</text:p>
          </table:table-cell>
          <table:table-cell office:value-type="float" office:value="24271.5134" table:style-name="ce3">
            <text:p>24271.51</text:p>
          </table:table-cell>
          <table:table-cell office:value-type="float" office:value="270585" table:style-name="ce3">
            <text:p>270585.00</text:p>
          </table:table-cell>
          <table:table-cell office:value-type="float" office:value="160896" table:style-name="ce3">
            <text:p>160896.00</text:p>
          </table:table-cell>
          <table:table-cell office:value-type="float" office:value="96664" table:style-name="ce3">
            <text:p>96664.00</text:p>
          </table:table-cell>
          <table:table-cell office:value-type="float" office:value="13298" table:style-name="ce3">
            <text:p>13298.00</text:p>
          </table:table-cell>
          <table:table-cell office:value-type="float" office:value="1537" table:style-name="ce3">
            <text:p>1537.00</text:p>
          </table:table-cell>
          <table:table-cell office:value-type="float" office:value="6589" table:style-name="ce3">
            <text:p>6589.00</text:p>
          </table:table-cell>
          <table:table-cell office:value-type="float" office:value="5696" table:style-name="ce3">
            <text:p>5696.00</text:p>
          </table:table-cell>
          <table:table-cell office:value-type="float" office:value="4324" table:style-name="ce3">
            <text:p>4324.00</text:p>
          </table:table-cell>
          <table:table-cell office:value-type="float" office:value="2312" table:style-name="ce3">
            <text:p>2312.00</text:p>
          </table:table-cell>
          <table:table-cell office:value-type="float" office:value="1035" table:style-name="ce3">
            <text:p>1035.00</text:p>
          </table:table-cell>
          <table:table-cell office:value-type="float" office:value="322" table:style-name="ce3">
            <text:p>322.00</text:p>
          </table:table-cell>
          <table:table-cell office:value-type="float" office:value="2200" table:style-name="ce3">
            <text:p>2200.00</text:p>
          </table:table-cell>
          <table:table-cell office:value-type="float" office:value="11000" table:style-name="ce3">
            <text:p>11000.00</text:p>
          </table:table-cell>
          <table:table-cell table:number-columns-repeated="2" table:style-name="ce3"/>
          <table:table-cell office:value-type="float" office:value="55238" table:style-name="ce3">
            <text:p>55238.00</text:p>
          </table:table-cell>
          <table:table-cell office:value-type="float" office:value="166402" table:style-name="ce3">
            <text:p>166402.00</text:p>
          </table:table-cell>
          <table:table-cell office:value-type="float" office:value="5786200" table:style-name="ce3">
            <text:p>5786200.00</text:p>
          </table:table-cell>
          <table:table-cell office:value-type="float" office:value="2230450" table:style-name="ce3">
            <text:p>2230450.00</text:p>
          </table:table-cell>
          <table:table-cell office:value-type="float" office:value="1.4026000000000001" table:style-name="ce3">
            <text:p>1.40</text:p>
          </table:table-cell>
          <table:table-cell table:number-columns-repeated="2" table:style-name="ce3"/>
          <table:table-cell office:value-type="float" office:value="2.0666000000000002" table:style-name="ce3">
            <text:p>2.07</text:p>
          </table:table-cell>
          <table:table-cell office:value-type="float" office:value="13.78" table:style-name="ce3">
            <text:p>13.78</text:p>
          </table:table-cell>
          <table:table-cell office:value-type="float" office:value="2775014" table:style-name="ce3">
            <text:p>2775014.00</text:p>
          </table:table-cell>
          <table:table-cell office:value-type="float" office:value="6123.93" table:style-name="ce3">
            <text:p>6123.93</text:p>
          </table:table-cell>
          <table:table-cell office:value-type="float" office:value="502175" table:style-name="ce3">
            <text:p>502175.00</text:p>
          </table:table-cell>
          <table:table-cell office:value-type="float" office:value="89" table:style-name="ce3">
            <text:p>89.00</text:p>
          </table:table-cell>
          <table:table-cell office:value-type="float" office:value="255.93" table:style-name="ce3">
            <text:p>255.93</text:p>
          </table:table-cell>
          <table:table-cell office:value-type="float" office:value="59.06" table:style-name="ce3">
            <text:p>59.06</text:p>
          </table:table-cell>
          <table:table-cell office:value-type="float" office:value="630.41999999999996" table:style-name="ce3">
            <text:p>630.42</text:p>
          </table:table-cell>
          <table:table-cell office:value-type="float" office:value="385.86" table:style-name="ce3">
            <text:p>385.86</text:p>
          </table:table-cell>
          <table:table-cell office:value-type="float" office:value="1229.07" table:style-name="ce3">
            <text:p>1229.07</text:p>
          </table:table-cell>
          <table:table-cell office:value-type="float" office:value="149.47" table:style-name="ce3">
            <text:p>149.47</text:p>
          </table:table-cell>
          <table:table-cell office:value-type="float" office:value="30.86" table:style-name="ce3">
            <text:p>30.86</text:p>
          </table:table-cell>
          <table:table-cell office:value-type="float" office:value="224.76" table:style-name="ce3">
            <text:p>224.76</text:p>
          </table:table-cell>
          <table:table-cell office:value-type="float" office:value="13909.24" table:style-name="ce3">
            <text:p>13909.24</text:p>
          </table:table-cell>
          <table:table-cell office:value-type="float" office:value="3994.9" table:style-name="ce3">
            <text:p>3994.90</text:p>
          </table:table-cell>
          <table:table-cell office:value-type="float" office:value="1903.61" table:style-name="ce3">
            <text:p>1903.61</text:p>
          </table:table-cell>
          <table:table-cell office:value-type="float" office:value="1276.07" table:style-name="ce3">
            <text:p>1276.07</text:p>
          </table:table-cell>
          <table:table-cell office:value-type="float" office:value="278.55" table:style-name="ce3">
            <text:p>278.55</text:p>
          </table:table-cell>
          <table:table-cell office:value-type="float" office:value="8004.21" table:style-name="ce3">
            <text:p>8004.21</text:p>
          </table:table-cell>
          <table:table-cell office:value-type="float" office:value="523.67999999999995" table:style-name="ce3">
            <text:p>523.68</text:p>
          </table:table-cell>
          <table:table-cell office:value-type="float" office:value="1398.84" table:style-name="ce3">
            <text:p>1398.84</text:p>
          </table:table-cell>
          <table:table-cell office:value-type="float" office:value="499276" table:style-name="ce3">
            <text:p>499276.00</text:p>
          </table:table-cell>
          <table:table-cell office:value-type="float" office:value="80404" table:style-name="ce3">
            <text:p>80404.00</text:p>
          </table:table-cell>
          <table:table-cell office:value-type="float" office:value="71542" table:style-name="ce3">
            <text:p>71542.00</text:p>
          </table:table-cell>
          <table:table-cell office:value-type="float" office:value="108677" table:style-name="ce3">
            <text:p>108677.00</text:p>
          </table:table-cell>
          <table:table-cell office:value-type="float" office:value="46490" table:style-name="ce3">
            <text:p>46490.00</text:p>
          </table:table-cell>
          <table:table-cell table:number-columns-repeated="16333" table:style-name="ce3"/>
        </table:table-row>
        <table:table-row table:style-name="ro1">
          <table:table-cell office:value-type="date" office:date-value="1994-12-01T00:00:00" table:style-name="ce4">
            <text:p>1994-12-01</text:p>
          </table:table-cell>
          <table:table-cell office:value-type="float" office:value="25828.988300000001" table:style-name="ce3">
            <text:p>25828.99</text:p>
          </table:table-cell>
          <table:table-cell office:value-type="float" office:value="279514" table:style-name="ce3">
            <text:p>279514.00</text:p>
          </table:table-cell>
          <table:table-cell office:value-type="float" office:value="174346" table:style-name="ce3">
            <text:p>174346.00</text:p>
          </table:table-cell>
          <table:table-cell office:value-type="float" office:value="91092" table:style-name="ce3">
            <text:p>91092.00</text:p>
          </table:table-cell>
          <table:table-cell office:value-type="float" office:value="13188" table:style-name="ce3">
            <text:p>13188.00</text:p>
          </table:table-cell>
          <table:table-cell office:value-type="float" office:value="1684" table:style-name="ce3">
            <text:p>1684.00</text:p>
          </table:table-cell>
          <table:table-cell office:value-type="float" office:value="6765" table:style-name="ce3">
            <text:p>6765.00</text:p>
          </table:table-cell>
          <table:table-cell office:value-type="float" office:value="6010" table:style-name="ce3">
            <text:p>6010.00</text:p>
          </table:table-cell>
          <table:table-cell office:value-type="float" office:value="4364" table:style-name="ce3">
            <text:p>4364.00</text:p>
          </table:table-cell>
          <table:table-cell office:value-type="float" office:value="2329" table:style-name="ce3">
            <text:p>2329.00</text:p>
          </table:table-cell>
          <table:table-cell office:value-type="float" office:value="1030" table:style-name="ce3">
            <text:p>1030.00</text:p>
          </table:table-cell>
          <table:table-cell office:value-type="float" office:value="337" table:style-name="ce3">
            <text:p>337.00</text:p>
          </table:table-cell>
          <table:table-cell office:value-type="float" office:value="2500" table:style-name="ce3">
            <text:p>2500.00</text:p>
          </table:table-cell>
          <table:table-cell office:value-type="float" office:value="13500" table:style-name="ce3">
            <text:p>13500.00</text:p>
          </table:table-cell>
          <table:table-cell table:number-columns-repeated="2" table:style-name="ce3"/>
          <table:table-cell office:value-type="float" office:value="68320" table:style-name="ce3">
            <text:p>68320.00</text:p>
          </table:table-cell>
          <table:table-cell office:value-type="float" office:value="186385" table:style-name="ce3">
            <text:p>186385.00</text:p>
          </table:table-cell>
          <table:table-cell office:value-type="float" office:value="6939410" table:style-name="ce3">
            <text:p>6939410.00</text:p>
          </table:table-cell>
          <table:table-cell office:value-type="float" office:value="2681700" table:style-name="ce3">
            <text:p>2681700.00</text:p>
          </table:table-cell>
          <table:table-cell office:value-type="float" office:value="1.4951000000000001" table:style-name="ce3">
            <text:p>1.50</text:p>
          </table:table-cell>
          <table:table-cell table:number-columns-repeated="2" table:style-name="ce3"/>
          <table:table-cell office:value-type="float" office:value="2.226" table:style-name="ce3">
            <text:p>2.23</text:p>
          </table:table-cell>
          <table:table-cell office:value-type="float" office:value="14.84" table:style-name="ce3">
            <text:p>14.84</text:p>
          </table:table-cell>
          <table:table-cell office:value-type="float" office:value="3151672" table:style-name="ce3">
            <text:p>3151672.00</text:p>
          </table:table-cell>
          <table:table-cell office:value-type="float" office:value="7165.36" table:style-name="ce3">
            <text:p>7165.36</text:p>
          </table:table-cell>
          <table:table-cell office:value-type="float" office:value="584013" table:style-name="ce3">
            <text:p>584013.00</text:p>
          </table:table-cell>
          <table:table-cell office:value-type="float" office:value="88" table:style-name="ce3">
            <text:p>88.00</text:p>
          </table:table-cell>
          <table:table-cell office:value-type="float" office:value="273.54000000000002" table:style-name="ce3">
            <text:p>273.54</text:p>
          </table:table-cell>
          <table:table-cell office:value-type="float" office:value="89.82" table:style-name="ce3">
            <text:p>89.82</text:p>
          </table:table-cell>
          <table:table-cell office:value-type="float" office:value="693.89" table:style-name="ce3">
            <text:p>693.89</text:p>
          </table:table-cell>
          <table:table-cell office:value-type="float" office:value="437.33" table:style-name="ce3">
            <text:p>437.33</text:p>
          </table:table-cell>
          <table:table-cell office:value-type="float" office:value="1224.6300000000001" table:style-name="ce3">
            <text:p>1224.63</text:p>
          </table:table-cell>
          <table:table-cell office:value-type="float" office:value="173.72" table:style-name="ce3">
            <text:p>173.72</text:p>
          </table:table-cell>
          <table:table-cell office:value-type="float" office:value="44.34" table:style-name="ce3">
            <text:p>44.34</text:p>
          </table:table-cell>
          <table:table-cell office:value-type="float" office:value="209.14" table:style-name="ce3">
            <text:p>209.14</text:p>
          </table:table-cell>
          <table:table-cell office:value-type="float" office:value="13839.86" table:style-name="ce3">
            <text:p>13839.86</text:p>
          </table:table-cell>
          <table:table-cell office:value-type="float" office:value="6007.07" table:style-name="ce3">
            <text:p>6007.07</text:p>
          </table:table-cell>
          <table:table-cell office:value-type="float" office:value="2186.9" table:style-name="ce3">
            <text:p>2186.90</text:p>
          </table:table-cell>
          <table:table-cell office:value-type="float" office:value="1490.96" table:style-name="ce3">
            <text:p>1490.96</text:p>
          </table:table-cell>
          <table:table-cell office:value-type="float" office:value="364.32" table:style-name="ce3">
            <text:p>364.32</text:p>
          </table:table-cell>
          <table:table-cell office:value-type="float" office:value="10630.92" table:style-name="ce3">
            <text:p>10630.92</text:p>
          </table:table-cell>
          <table:table-cell office:value-type="float" office:value="508.08" table:style-name="ce3">
            <text:p>508.08</text:p>
          </table:table-cell>
          <table:table-cell office:value-type="float" office:value="1421.89" table:style-name="ce3">
            <text:p>1421.89</text:p>
          </table:table-cell>
          <table:table-cell office:value-type="float" office:value="480378" table:style-name="ce3">
            <text:p>480378.00</text:p>
          </table:table-cell>
          <table:table-cell office:value-type="float" office:value="95081" table:style-name="ce3">
            <text:p>95081.00</text:p>
          </table:table-cell>
          <table:table-cell office:value-type="float" office:value="105694" table:style-name="ce3">
            <text:p>105694.00</text:p>
          </table:table-cell>
          <table:table-cell office:value-type="float" office:value="142502" table:style-name="ce3">
            <text:p>142502.00</text:p>
          </table:table-cell>
          <table:table-cell office:value-type="float" office:value="66842" table:style-name="ce3">
            <text:p>66842.00</text:p>
          </table:table-cell>
          <table:table-cell table:number-columns-repeated="16333" table:style-name="ce3"/>
        </table:table-row>
        <table:table-row table:style-name="ro1">
          <table:table-cell office:value-type="date" office:date-value="1995-12-01T00:00:00" table:style-name="ce4">
            <text:p>1995-12-01</text:p>
          </table:table-cell>
          <table:table-cell office:value-type="float" office:value="27697.504700000001" table:style-name="ce3">
            <text:p>27697.50</text:p>
          </table:table-cell>
          <table:table-cell office:value-type="float" office:value="349768" table:style-name="ce3">
            <text:p>349768.00</text:p>
          </table:table-cell>
          <table:table-cell office:value-type="float" office:value="176014" table:style-name="ce3">
            <text:p>176014.00</text:p>
          </table:table-cell>
          <table:table-cell office:value-type="float" office:value="91106" table:style-name="ce3">
            <text:p>91106.00</text:p>
          </table:table-cell>
          <table:table-cell office:value-type="float" office:value="13020" table:style-name="ce3">
            <text:p>13020.00</text:p>
          </table:table-cell>
          <table:table-cell office:value-type="float" office:value="1880" table:style-name="ce3">
            <text:p>1880.00</text:p>
          </table:table-cell>
          <table:table-cell office:value-type="float" office:value="7259" table:style-name="ce3">
            <text:p>7259.00</text:p>
          </table:table-cell>
          <table:table-cell office:value-type="float" office:value="6257" table:style-name="ce3">
            <text:p>6257.00</text:p>
          </table:table-cell>
          <table:table-cell office:value-type="float" office:value="5127" table:style-name="ce3">
            <text:p>5127.00</text:p>
          </table:table-cell>
          <table:table-cell office:value-type="float" office:value="2456" table:style-name="ce3">
            <text:p>2456.00</text:p>
          </table:table-cell>
          <table:table-cell office:value-type="float" office:value="1187" table:style-name="ce3">
            <text:p>1187.00</text:p>
          </table:table-cell>
          <table:table-cell office:value-type="float" office:value="414" table:style-name="ce3">
            <text:p>414.00</text:p>
          </table:table-cell>
          <table:table-cell office:value-type="float" office:value="2900" table:style-name="ce3">
            <text:p>2900.00</text:p>
          </table:table-cell>
          <table:table-cell office:value-type="float" office:value="15800" table:style-name="ce3">
            <text:p>15800.00</text:p>
          </table:table-cell>
          <table:table-cell table:number-columns-repeated="2" table:style-name="ce3"/>
          <table:table-cell office:value-type="float" office:value="159551" table:style-name="ce3">
            <text:p>159551.00</text:p>
          </table:table-cell>
          <table:table-cell office:value-type="float" office:value="229273" table:style-name="ce3">
            <text:p>229273.00</text:p>
          </table:table-cell>
          <table:table-cell office:value-type="float" office:value="7168790" table:style-name="ce3">
            <text:p>7168790.00</text:p>
          </table:table-cell>
          <table:table-cell office:value-type="float" office:value="2867490" table:style-name="ce3">
            <text:p>2867490.00</text:p>
          </table:table-cell>
          <table:table-cell office:value-type="float" office:value="1.0750999999999999" table:style-name="ce3">
            <text:p>1.08</text:p>
          </table:table-cell>
          <table:table-cell table:number-columns-repeated="2" table:style-name="ce3"/>
          <table:table-cell office:value-type="float" office:value="2.2256" table:style-name="ce3">
            <text:p>2.23</text:p>
          </table:table-cell>
          <table:table-cell office:value-type="float" office:value="15.897" table:style-name="ce3">
            <text:p>15.90</text:p>
          </table:table-cell>
          <table:table-cell office:value-type="float" office:value="3443173" table:style-name="ce3">
            <text:p>3443173.00</text:p>
          </table:table-cell>
          <table:table-cell office:value-type="float" office:value="7277.53" table:style-name="ce3">
            <text:p>7277.53</text:p>
          </table:table-cell>
          <table:table-cell office:value-type="float" office:value="635767" table:style-name="ce3">
            <text:p>635767.00</text:p>
          </table:table-cell>
          <table:table-cell office:value-type="float" office:value="85" table:style-name="ce3">
            <text:p>85.00</text:p>
          </table:table-cell>
          <table:table-cell office:value-type="float" office:value="321.66000000000003" table:style-name="ce3">
            <text:p>321.66</text:p>
          </table:table-cell>
          <table:table-cell office:value-type="float" office:value="71.540000000000006" table:style-name="ce3">
            <text:p>71.54</text:p>
          </table:table-cell>
          <table:table-cell office:value-type="float" office:value="797.34" table:style-name="ce3">
            <text:p>797.34</text:p>
          </table:table-cell>
          <table:table-cell office:value-type="float" office:value="687.03" table:style-name="ce3">
            <text:p>687.03</text:p>
          </table:table-cell>
          <table:table-cell office:value-type="float" office:value="1266.79" table:style-name="ce3">
            <text:p>1266.79</text:p>
          </table:table-cell>
          <table:table-cell office:value-type="float" office:value="215.43" table:style-name="ce3">
            <text:p>215.43</text:p>
          </table:table-cell>
          <table:table-cell office:value-type="float" office:value="47.85" table:style-name="ce3">
            <text:p>47.85</text:p>
          </table:table-cell>
          <table:table-cell office:value-type="float" office:value="258.18" table:style-name="ce3">
            <text:p>258.18</text:p>
          </table:table-cell>
          <table:table-cell office:value-type="float" office:value="15120.28" table:style-name="ce3">
            <text:p>15120.28</text:p>
          </table:table-cell>
          <table:table-cell office:value-type="float" office:value="8386.39" table:style-name="ce3">
            <text:p>8386.39</text:p>
          </table:table-cell>
          <table:table-cell office:value-type="float" office:value="2566.63" table:style-name="ce3">
            <text:p>2566.63</text:p>
          </table:table-cell>
          <table:table-cell office:value-type="float" office:value="1783.43" table:style-name="ce3">
            <text:p>1783.43</text:p>
          </table:table-cell>
          <table:table-cell office:value-type="float" office:value="346.28" table:style-name="ce3">
            <text:p>346.28</text:p>
          </table:table-cell>
          <table:table-cell office:value-type="float" office:value="13746.29" table:style-name="ce3">
            <text:p>13746.29</text:p>
          </table:table-cell>
          <table:table-cell office:value-type="float" office:value="512.88" table:style-name="ce3">
            <text:p>512.88</text:p>
          </table:table-cell>
          <table:table-cell office:value-type="float" office:value="1670.34" table:style-name="ce3">
            <text:p>1670.34</text:p>
          </table:table-cell>
          <table:table-cell office:value-type="float" office:value="538383" table:style-name="ce3">
            <text:p>538383.00</text:p>
          </table:table-cell>
          <table:table-cell office:value-type="float" office:value="108219" table:style-name="ce3">
            <text:p>108219.00</text:p>
          </table:table-cell>
          <table:table-cell office:value-type="float" office:value="134977" table:style-name="ce3">
            <text:p>134977.00</text:p>
          </table:table-cell>
          <table:table-cell office:value-type="float" office:value="152007" table:style-name="ce3">
            <text:p>152007.00</text:p>
          </table:table-cell>
          <table:table-cell office:value-type="float" office:value="81357" table:style-name="ce3">
            <text:p>81357.00</text:p>
          </table:table-cell>
          <table:table-cell table:number-columns-repeated="16333" table:style-name="ce3"/>
        </table:table-row>
        <table:table-row table:style-name="ro1">
          <table:table-cell office:value-type="date" office:date-value="1996-12-01T00:00:00" table:style-name="ce4">
            <text:p>1996-12-01</text:p>
          </table:table-cell>
          <table:table-cell office:value-type="float" office:value="27956.227599999998" table:style-name="ce3">
            <text:p>27956.23</text:p>
          </table:table-cell>
          <table:table-cell office:value-type="float" office:value="339689" table:style-name="ce3">
            <text:p>339689.00</text:p>
          </table:table-cell>
          <table:table-cell office:value-type="float" office:value="184417" table:style-name="ce3">
            <text:p>184417.00</text:p>
          </table:table-cell>
          <table:table-cell office:value-type="float" office:value="96137" table:style-name="ce3">
            <text:p>96137.00</text:p>
          </table:table-cell>
          <table:table-cell office:value-type="float" office:value="15277" table:style-name="ce3">
            <text:p>15277.00</text:p>
          </table:table-cell>
          <table:table-cell office:value-type="float" office:value="1864" table:style-name="ce3">
            <text:p>1864.00</text:p>
          </table:table-cell>
          <table:table-cell office:value-type="float" office:value="6583" table:style-name="ce3">
            <text:p>6583.00</text:p>
          </table:table-cell>
          <table:table-cell office:value-type="float" office:value="6565" table:style-name="ce3">
            <text:p>6565.00</text:p>
          </table:table-cell>
          <table:table-cell office:value-type="float" office:value="6016" table:style-name="ce3">
            <text:p>6016.00</text:p>
          </table:table-cell>
          <table:table-cell office:value-type="float" office:value="2501" table:style-name="ce3">
            <text:p>2501.00</text:p>
          </table:table-cell>
          <table:table-cell office:value-type="float" office:value="1241" table:style-name="ce3">
            <text:p>1241.00</text:p>
          </table:table-cell>
          <table:table-cell office:value-type="float" office:value="493" table:style-name="ce3">
            <text:p>493.00</text:p>
          </table:table-cell>
          <table:table-cell office:value-type="float" office:value="2700" table:style-name="ce3">
            <text:p>2700.00</text:p>
          </table:table-cell>
          <table:table-cell office:value-type="float" office:value="16100" table:style-name="ce3">
            <text:p>16100.00</text:p>
          </table:table-cell>
          <table:table-cell office:value-type="float" office:value="6169285" table:style-name="ce3">
            <text:p>6169285.00</text:p>
          </table:table-cell>
          <table:table-cell office:value-type="float" office:value="66989" table:style-name="ce3">
            <text:p>66989.00</text:p>
          </table:table-cell>
          <table:table-cell office:value-type="float" office:value="541619" table:style-name="ce3">
            <text:p>541619.00</text:p>
          </table:table-cell>
          <table:table-cell office:value-type="float" office:value="260765" table:style-name="ce3">
            <text:p>260765.00</text:p>
          </table:table-cell>
          <table:table-cell office:value-type="float" office:value="7152790" table:style-name="ce3">
            <text:p>7152790.00</text:p>
          </table:table-cell>
          <table:table-cell office:value-type="float" office:value="3100420" table:style-name="ce3">
            <text:p>3100420.00</text:p>
          </table:table-cell>
          <table:table-cell office:value-type="float" office:value="1.1437999999999999" table:style-name="ce3">
            <text:p>1.14</text:p>
          </table:table-cell>
          <table:table-cell office:value-type="float" office:value="23613000" table:style-name="ce3">
            <text:p>23613000.00</text:p>
          </table:table-cell>
          <table:table-cell office:value-type="float" office:value="391000" table:style-name="ce3">
            <text:p>391000.00</text:p>
          </table:table-cell>
          <table:table-cell office:value-type="float" office:value="1.7" table:style-name="ce3">
            <text:p>1.70</text:p>
          </table:table-cell>
          <table:table-cell office:value-type="float" office:value="16.956" table:style-name="ce3">
            <text:p>16.96</text:p>
          </table:table-cell>
          <table:table-cell office:value-type="float" office:value="4052641" table:style-name="ce3">
            <text:p>4052641.00</text:p>
          </table:table-cell>
          <table:table-cell office:value-type="float" office:value="8901.4500000000007" table:style-name="ce3">
            <text:p>8901.45</text:p>
          </table:table-cell>
          <table:table-cell office:value-type="float" office:value="727219" table:style-name="ce3">
            <text:p>727219.00</text:p>
          </table:table-cell>
          <table:table-cell office:value-type="float" office:value="90" table:style-name="ce3">
            <text:p>90.00</text:p>
          </table:table-cell>
          <table:table-cell office:value-type="float" office:value="343.38" table:style-name="ce3">
            <text:p>343.38</text:p>
          </table:table-cell>
          <table:table-cell office:value-type="float" office:value="66.510000000000005" table:style-name="ce3">
            <text:p>66.51</text:p>
          </table:table-cell>
          <table:table-cell office:value-type="float" office:value="913.11" table:style-name="ce3">
            <text:p>913.11</text:p>
          </table:table-cell>
          <table:table-cell office:value-type="float" office:value="690.58" table:style-name="ce3">
            <text:p>690.58</text:p>
          </table:table-cell>
          <table:table-cell office:value-type="float" office:value="1822.16" table:style-name="ce3">
            <text:p>1822.16</text:p>
          </table:table-cell>
          <table:table-cell office:value-type="float" office:value="247.6" table:style-name="ce3">
            <text:p>247.60</text:p>
          </table:table-cell>
          <table:table-cell office:value-type="float" office:value="56.78" table:style-name="ce3">
            <text:p>56.78</text:p>
          </table:table-cell>
          <table:table-cell office:value-type="float" office:value="232.42" table:style-name="ce3">
            <text:p>232.42</text:p>
          </table:table-cell>
          <table:table-cell office:value-type="float" office:value="13749.46" table:style-name="ce3">
            <text:p>13749.46</text:p>
          </table:table-cell>
          <table:table-cell office:value-type="float" office:value="9652.2999999999993" table:style-name="ce3">
            <text:p>9652.30</text:p>
          </table:table-cell>
          <table:table-cell office:value-type="float" office:value="2540.65" table:style-name="ce3">
            <text:p>2540.65</text:p>
          </table:table-cell>
          <table:table-cell office:value-type="float" office:value="1706.95" table:style-name="ce3">
            <text:p>1706.95</text:p>
          </table:table-cell>
          <table:table-cell office:value-type="float" office:value="683.7" table:style-name="ce3">
            <text:p>683.70</text:p>
          </table:table-cell>
          <table:table-cell office:value-type="float" office:value="15209.23" table:style-name="ce3">
            <text:p>15209.23</text:p>
          </table:table-cell>
          <table:table-cell office:value-type="float" office:value="543.24" table:style-name="ce3">
            <text:p>543.24</text:p>
          </table:table-cell>
          <table:table-cell office:value-type="float" office:value="2049.65" table:style-name="ce3">
            <text:p>2049.65</text:p>
          </table:table-cell>
          <table:table-cell office:value-type="float" office:value="671834" table:style-name="ce3">
            <text:p>671834.00</text:p>
          </table:table-cell>
          <table:table-cell office:value-type="float" office:value="134442" table:style-name="ce3">
            <text:p>134442.00</text:p>
          </table:table-cell>
          <table:table-cell office:value-type="float" office:value="154466" table:style-name="ce3">
            <text:p>154466.00</text:p>
          </table:table-cell>
          <table:table-cell office:value-type="float" office:value="159397" table:style-name="ce3">
            <text:p>159397.00</text:p>
          </table:table-cell>
          <table:table-cell office:value-type="float" office:value="88909" table:style-name="ce3">
            <text:p>88909.00</text:p>
          </table:table-cell>
          <table:table-cell table:number-columns-repeated="16333" table:style-name="ce3"/>
        </table:table-row>
        <table:table-row table:style-name="ro1">
          <table:table-cell office:value-type="date" office:date-value="1997-12-01T00:00:00" table:style-name="ce4">
            <text:p>1997-12-01</text:p>
          </table:table-cell>
          <table:table-cell office:value-type="float" office:value="29924.432100000002" table:style-name="ce3">
            <text:p>29924.43</text:p>
          </table:table-cell>
          <table:table-cell office:value-type="float" office:value="331610" table:style-name="ce3">
            <text:p>331610.00</text:p>
          </table:table-cell>
          <table:table-cell office:value-type="float" office:value="174960" table:style-name="ce3">
            <text:p>174960.00</text:p>
          </table:table-cell>
          <table:table-cell office:value-type="float" office:value="76376" table:style-name="ce3">
            <text:p>76376.00</text:p>
          </table:table-cell>
          <table:table-cell office:value-type="float" office:value="15424" table:style-name="ce3">
            <text:p>15424.00</text:p>
          </table:table-cell>
          <table:table-cell office:value-type="float" office:value="1925" table:style-name="ce3">
            <text:p>1925.00</text:p>
          </table:table-cell>
          <table:table-cell office:value-type="float" office:value="6407" table:style-name="ce3">
            <text:p>6407.00</text:p>
          </table:table-cell>
          <table:table-cell office:value-type="float" office:value="6780" table:style-name="ce3">
            <text:p>6780.00</text:p>
          </table:table-cell>
          <table:table-cell office:value-type="float" office:value="6940" table:style-name="ce3">
            <text:p>6940.00</text:p>
          </table:table-cell>
          <table:table-cell office:value-type="float" office:value="2412" table:style-name="ce3">
            <text:p>2412.00</text:p>
          </table:table-cell>
          <table:table-cell office:value-type="float" office:value="1348" table:style-name="ce3">
            <text:p>1348.00</text:p>
          </table:table-cell>
          <table:table-cell office:value-type="float" office:value="617" table:style-name="ce3">
            <text:p>617.00</text:p>
          </table:table-cell>
          <table:table-cell office:value-type="float" office:value="3100" table:style-name="ce3">
            <text:p>3100.00</text:p>
          </table:table-cell>
          <table:table-cell office:value-type="float" office:value="17900" table:style-name="ce3">
            <text:p>17900.00</text:p>
          </table:table-cell>
          <table:table-cell office:value-type="float" office:value="6063942" table:style-name="ce3">
            <text:p>6063942.00</text:p>
          </table:table-cell>
          <table:table-cell office:value-type="float" office:value="73664" table:style-name="ce3">
            <text:p>73664.00</text:p>
          </table:table-cell>
          <table:table-cell office:value-type="float" office:value="526858" table:style-name="ce3">
            <text:p>526858.00</text:p>
          </table:table-cell>
          <table:table-cell office:value-type="float" office:value="298294" table:style-name="ce3">
            <text:p>298294.00</text:p>
          </table:table-cell>
          <table:table-cell office:value-type="float" office:value="7713610" table:style-name="ce3">
            <text:p>7713610.00</text:p>
          </table:table-cell>
          <table:table-cell office:value-type="float" office:value="3300970" table:style-name="ce3">
            <text:p>3300970.00</text:p>
          </table:table-cell>
          <table:table-cell office:value-type="float" office:value="0.96850000000000003" table:style-name="ce3">
            <text:p>0.97</text:p>
          </table:table-cell>
          <table:table-cell office:value-type="float" office:value="23592000" table:style-name="ce3">
            <text:p>23592000.00</text:p>
          </table:table-cell>
          <table:table-cell office:value-type="float" office:value="422000" table:style-name="ce3">
            <text:p>422000.00</text:p>
          </table:table-cell>
          <table:table-cell office:value-type="float" office:value="2.2048000000000001" table:style-name="ce3">
            <text:p>2.20</text:p>
          </table:table-cell>
          <table:table-cell office:value-type="float" office:value="16.96" table:style-name="ce3">
            <text:p>16.96</text:p>
          </table:table-cell>
          <table:table-cell office:value-type="float" office:value="4917044" table:style-name="ce3">
            <text:p>4917044.00</text:p>
          </table:table-cell>
          <table:table-cell office:value-type="float" office:value="12857.32" table:style-name="ce3">
            <text:p>12857.32</text:p>
          </table:table-cell>
          <table:table-cell office:value-type="float" office:value="1033525" table:style-name="ce3">
            <text:p>1033525.00</text:p>
          </table:table-cell>
          <table:table-cell office:value-type="float" office:value="92" table:style-name="ce3">
            <text:p>92.00</text:p>
          </table:table-cell>
          <table:table-cell office:value-type="float" office:value="328.78" table:style-name="ce3">
            <text:p>328.78</text:p>
          </table:table-cell>
          <table:table-cell office:value-type="float" office:value="46.74" table:style-name="ce3">
            <text:p>46.74</text:p>
          </table:table-cell>
          <table:table-cell office:value-type="float" office:value="856.47" table:style-name="ce3">
            <text:p>856.47</text:p>
          </table:table-cell>
          <table:table-cell office:value-type="float" office:value="604.97" table:style-name="ce3">
            <text:p>604.97</text:p>
          </table:table-cell>
          <table:table-cell office:value-type="float" office:value="1485.74" table:style-name="ce3">
            <text:p>1485.74</text:p>
          </table:table-cell>
          <table:table-cell office:value-type="float" office:value="226.29" table:style-name="ce3">
            <text:p>226.29</text:p>
          </table:table-cell>
          <table:table-cell office:value-type="float" office:value="45.1" table:style-name="ce3">
            <text:p>45.10</text:p>
          </table:table-cell>
          <table:table-cell office:value-type="float" office:value="152.06" table:style-name="ce3">
            <text:p>152.06</text:p>
          </table:table-cell>
          <table:table-cell office:value-type="float" office:value="12609.08" table:style-name="ce3">
            <text:p>12609.08</text:p>
          </table:table-cell>
          <table:table-cell office:value-type="float" office:value="10139.85" table:style-name="ce3">
            <text:p>10139.85</text:p>
          </table:table-cell>
          <table:table-cell office:value-type="float" office:value="2322.35" table:style-name="ce3">
            <text:p>2322.35</text:p>
          </table:table-cell>
          <table:table-cell office:value-type="float" office:value="1836.33" table:style-name="ce3">
            <text:p>1836.33</text:p>
          </table:table-cell>
          <table:table-cell office:value-type="float" office:value="597.91" table:style-name="ce3">
            <text:p>597.91</text:p>
          </table:table-cell>
          <table:table-cell office:value-type="float" office:value="15579.09" table:style-name="ce3">
            <text:p>15579.09</text:p>
          </table:table-cell>
          <table:table-cell office:value-type="float" office:value="395.33" table:style-name="ce3">
            <text:p>395.33</text:p>
          </table:table-cell>
          <table:table-cell office:value-type="float" office:value="1636.94" table:style-name="ce3">
            <text:p>1636.94</text:p>
          </table:table-cell>
          <table:table-cell office:value-type="float" office:value="685640" table:style-name="ce3">
            <text:p>685640.00</text:p>
          </table:table-cell>
          <table:table-cell office:value-type="float" office:value="143644" table:style-name="ce3">
            <text:p>143644.00</text:p>
          </table:table-cell>
          <table:table-cell office:value-type="float" office:value="160357" table:style-name="ce3">
            <text:p>160357.00</text:p>
          </table:table-cell>
          <table:table-cell office:value-type="float" office:value="153240" table:style-name="ce3">
            <text:p>153240.00</text:p>
          </table:table-cell>
          <table:table-cell office:value-type="float" office:value="68585" table:style-name="ce3">
            <text:p>68585.00</text:p>
          </table:table-cell>
          <table:table-cell table:number-columns-repeated="16333" table:style-name="ce3"/>
        </table:table-row>
        <table:table-row table:style-name="ro1">
          <table:table-cell office:value-type="date" office:date-value="1998-12-01T00:00:00" table:style-name="ce4">
            <text:p>1998-12-01</text:p>
          </table:table-cell>
          <table:table-cell office:value-type="float" office:value="30216.8321" table:style-name="ce3">
            <text:p>30216.83</text:p>
          </table:table-cell>
          <table:table-cell office:value-type="float" office:value="351175" table:style-name="ce3">
            <text:p>351175.00</text:p>
          </table:table-cell>
          <table:table-cell office:value-type="float" office:value="174960" table:style-name="ce3">
            <text:p>174960.00</text:p>
          </table:table-cell>
          <table:table-cell office:value-type="float" office:value="78519" table:style-name="ce3">
            <text:p>78519.00</text:p>
          </table:table-cell>
          <table:table-cell office:value-type="float" office:value="14280" table:style-name="ce3">
            <text:p>14280.00</text:p>
          </table:table-cell>
          <table:table-cell office:value-type="float" office:value="2340" table:style-name="ce3">
            <text:p>2340.00</text:p>
          </table:table-cell>
          <table:table-cell office:value-type="float" office:value="6442" table:style-name="ce3">
            <text:p>6442.00</text:p>
          </table:table-cell>
          <table:table-cell office:value-type="float" office:value="7181" table:style-name="ce3">
            <text:p>7181.00</text:p>
          </table:table-cell>
          <table:table-cell office:value-type="float" office:value="7781" table:style-name="ce3">
            <text:p>7781.00</text:p>
          </table:table-cell>
          <table:table-cell office:value-type="float" office:value="2613" table:style-name="ce3">
            <text:p>2613.00</text:p>
          </table:table-cell>
          <table:table-cell office:value-type="float" office:value="1462" table:style-name="ce3">
            <text:p>1462.00</text:p>
          </table:table-cell>
          <table:table-cell office:value-type="float" office:value="604" table:style-name="ce3">
            <text:p>604.00</text:p>
          </table:table-cell>
          <table:table-cell office:value-type="float" office:value="4000" table:style-name="ce3">
            <text:p>4000.00</text:p>
          </table:table-cell>
          <table:table-cell office:value-type="float" office:value="21600" table:style-name="ce3">
            <text:p>21600.00</text:p>
          </table:table-cell>
          <table:table-cell office:value-type="float" office:value="6087396" table:style-name="ce3">
            <text:p>6087396.00</text:p>
          </table:table-cell>
          <table:table-cell office:value-type="float" office:value="83359" table:style-name="ce3">
            <text:p>83359.00</text:p>
          </table:table-cell>
          <table:table-cell office:value-type="float" office:value="441523" table:style-name="ce3">
            <text:p>441523.00</text:p>
          </table:table-cell>
          <table:table-cell office:value-type="float" office:value="317812" table:style-name="ce3">
            <text:p>317812.00</text:p>
          </table:table-cell>
          <table:table-cell office:value-type="float" office:value="8504780" table:style-name="ce3">
            <text:p>8504780.00</text:p>
          </table:table-cell>
          <table:table-cell office:value-type="float" office:value="3616870" table:style-name="ce3">
            <text:p>3616870.00</text:p>
          </table:table-cell>
          <table:table-cell office:value-type="float" office:value="1.0819000000000001" table:style-name="ce3">
            <text:p>1.08</text:p>
          </table:table-cell>
          <table:table-cell office:value-type="float" office:value="26071478" table:style-name="ce3">
            <text:p>26071478.00</text:p>
          </table:table-cell>
          <table:table-cell office:value-type="float" office:value="590336" table:style-name="ce3">
            <text:p>590336.00</text:p>
          </table:table-cell>
          <table:table-cell office:value-type="float" office:value="2.1619000000000002" table:style-name="ce3">
            <text:p>2.16</text:p>
          </table:table-cell>
          <table:table-cell office:value-type="float" office:value="18.02" table:style-name="ce3">
            <text:p>18.02</text:p>
          </table:table-cell>
          <table:table-cell office:value-type="float" office:value="6167221" table:style-name="ce3">
            <text:p>6167221.00</text:p>
          </table:table-cell>
          <table:table-cell office:value-type="float" office:value="17548.89" table:style-name="ce3">
            <text:p>17548.89</text:p>
          </table:table-cell>
          <table:table-cell office:value-type="float" office:value="1240470" table:style-name="ce3">
            <text:p>1240470.00</text:p>
          </table:table-cell>
          <table:table-cell office:value-type="float" office:value="79" table:style-name="ce3">
            <text:p>79.00</text:p>
          </table:table-cell>
          <table:table-cell office:value-type="float" office:value="291.8" table:style-name="ce3">
            <text:p>291.80</text:p>
          </table:table-cell>
          <table:table-cell office:value-type="float" office:value="33.270000000000003" table:style-name="ce3">
            <text:p>33.27</text:p>
          </table:table-cell>
          <table:table-cell office:value-type="float" office:value="560.84" table:style-name="ce3">
            <text:p>560.84</text:p>
          </table:table-cell>
          <table:table-cell office:value-type="float" office:value="354.31" table:style-name="ce3">
            <text:p>354.31</text:p>
          </table:table-cell>
          <table:table-cell office:value-type="float" office:value="732.2" table:style-name="ce3">
            <text:p>732.20</text:p>
          </table:table-cell>
          <table:table-cell office:value-type="float" office:value="153.33000000000001" table:style-name="ce3">
            <text:p>153.33</text:p>
          </table:table-cell>
          <table:table-cell office:value-type="float" office:value="25.82" table:style-name="ce3">
            <text:p>25.82</text:p>
          </table:table-cell>
          <table:table-cell office:value-type="float" office:value="101.7" table:style-name="ce3">
            <text:p>101.70</text:p>
          </table:table-cell>
          <table:table-cell office:value-type="float" office:value="10738.3" table:style-name="ce3">
            <text:p>10738.30</text:p>
          </table:table-cell>
          <table:table-cell office:value-type="float" office:value="9213.85" table:style-name="ce3">
            <text:p>9213.85</text:p>
          </table:table-cell>
          <table:table-cell office:value-type="float" office:value="2212.88" table:style-name="ce3">
            <text:p>2212.88</text:p>
          </table:table-cell>
          <table:table-cell office:value-type="float" office:value="1395.63" table:style-name="ce3">
            <text:p>1395.63</text:p>
          </table:table-cell>
          <table:table-cell office:value-type="float" office:value="795.66" table:style-name="ce3">
            <text:p>795.66</text:p>
          </table:table-cell>
          <table:table-cell office:value-type="float" office:value="14252.56" table:style-name="ce3">
            <text:p>14252.56</text:p>
          </table:table-cell>
          <table:table-cell office:value-type="float" office:value="209.79" table:style-name="ce3">
            <text:p>209.79</text:p>
          </table:table-cell>
          <table:table-cell office:value-type="float" office:value="906.04" table:style-name="ce3">
            <text:p>906.04</text:p>
          </table:table-cell>
          <table:table-cell office:value-type="float" office:value="709381" table:style-name="ce3">
            <text:p>709381.00</text:p>
          </table:table-cell>
          <table:table-cell office:value-type="float" office:value="112070" table:style-name="ce3">
            <text:p>112070.00</text:p>
          </table:table-cell>
          <table:table-cell office:value-type="float" office:value="93042" table:style-name="ce3">
            <text:p>93042.00</text:p>
          </table:table-cell>
          <table:table-cell office:value-type="float" office:value="149945" table:style-name="ce3">
            <text:p>149945.00</text:p>
          </table:table-cell>
          <table:table-cell office:value-type="float" office:value="49149" table:style-name="ce3">
            <text:p>49149.00</text:p>
          </table:table-cell>
          <table:table-cell table:number-columns-repeated="16333" table:style-name="ce3"/>
        </table:table-row>
        <table:table-row table:style-name="ro1">
          <table:table-cell office:value-type="date" office:date-value="1999-12-01T00:00:00" table:style-name="ce4">
            <text:p>1999-12-01</text:p>
          </table:table-cell>
          <table:table-cell office:value-type="float" office:value="32613.496800000001" table:style-name="ce3">
            <text:p>32613.50</text:p>
          </table:table-cell>
          <table:table-cell office:value-type="float" office:value="450569" table:style-name="ce3">
            <text:p>450569.00</text:p>
          </table:table-cell>
          <table:table-cell office:value-type="float" office:value="104885" table:style-name="ce3">
            <text:p>104885.00</text:p>
          </table:table-cell>
          <table:table-cell office:value-type="float" office:value="88534" table:style-name="ce3">
            <text:p>88534.00</text:p>
          </table:table-cell>
          <table:table-cell office:value-type="float" office:value="14929" table:style-name="ce3">
            <text:p>14929.00</text:p>
          </table:table-cell>
          <table:table-cell office:value-type="float" office:value="2675" table:style-name="ce3">
            <text:p>2675.00</text:p>
          </table:table-cell>
          <table:table-cell office:value-type="float" office:value="7069" table:style-name="ce3">
            <text:p>7069.00</text:p>
          </table:table-cell>
          <table:table-cell office:value-type="float" office:value="7505" table:style-name="ce3">
            <text:p>7505.00</text:p>
          </table:table-cell>
          <table:table-cell office:value-type="float" office:value="8527" table:style-name="ce3">
            <text:p>8527.00</text:p>
          </table:table-cell>
          <table:table-cell office:value-type="float" office:value="2885" table:style-name="ce3">
            <text:p>2885.00</text:p>
          </table:table-cell>
          <table:table-cell office:value-type="float" office:value="1439" table:style-name="ce3">
            <text:p>1439.00</text:p>
          </table:table-cell>
          <table:table-cell office:value-type="float" office:value="600" table:style-name="ce3">
            <text:p>600.00</text:p>
          </table:table-cell>
          <table:table-cell office:value-type="float" office:value="4840" table:style-name="ce3">
            <text:p>4840.00</text:p>
          </table:table-cell>
          <table:table-cell office:value-type="float" office:value="26952" table:style-name="ce3">
            <text:p>26952.00</text:p>
          </table:table-cell>
          <table:table-cell office:value-type="float" office:value="5617492" table:style-name="ce3">
            <text:p>5617492.00</text:p>
          </table:table-cell>
          <table:table-cell office:value-type="float" office:value="86514" table:style-name="ce3">
            <text:p>86514.00</text:p>
          </table:table-cell>
          <table:table-cell office:value-type="float" office:value="416839" table:style-name="ce3">
            <text:p>416839.00</text:p>
          </table:table-cell>
          <table:table-cell office:value-type="float" office:value="297422" table:style-name="ce3">
            <text:p>297422.00</text:p>
          </table:table-cell>
          <table:table-cell office:value-type="float" office:value="9799553" table:style-name="ce3">
            <text:p>9799553.00</text:p>
          </table:table-cell>
          <table:table-cell office:value-type="float" office:value="4007700" table:style-name="ce3">
            <text:p>4007700.00</text:p>
          </table:table-cell>
          <table:table-cell office:value-type="float" office:value="1.0296000000000001" table:style-name="ce3">
            <text:p>1.03</text:p>
          </table:table-cell>
          <table:table-cell office:value-type="float" office:value="24635737" table:style-name="ce3">
            <text:p>24635737.00</text:p>
          </table:table-cell>
          <table:table-cell office:value-type="float" office:value="639230" table:style-name="ce3">
            <text:p>639230.00</text:p>
          </table:table-cell>
          <table:table-cell office:value-type="float" office:value="3.8" table:style-name="ce3">
            <text:p>3.80</text:p>
          </table:table-cell>
          <table:table-cell office:value-type="float" office:value="20" table:style-name="ce3">
            <text:p>20.00</text:p>
          </table:table-cell>
          <table:table-cell office:value-type="float" office:value="5984501" table:style-name="ce3">
            <text:p>5984501.00</text:p>
          </table:table-cell>
          <table:table-cell office:value-type="float" office:value="18147.93" table:style-name="ce3">
            <text:p>18147.93</text:p>
          </table:table-cell>
          <table:table-cell office:value-type="float" office:value="1176189" table:style-name="ce3">
            <text:p>1176189.00</text:p>
          </table:table-cell>
          <table:table-cell office:value-type="float" office:value="79" table:style-name="ce3">
            <text:p>79.00</text:p>
          </table:table-cell>
          <table:table-cell office:value-type="float" office:value="270.13" table:style-name="ce3">
            <text:p>270.13</text:p>
          </table:table-cell>
          <table:table-cell office:value-type="float" office:value="33.5" table:style-name="ce3">
            <text:p>33.50</text:p>
          </table:table-cell>
          <table:table-cell office:value-type="float" office:value="570.09" table:style-name="ce3">
            <text:p>570.09</text:p>
          </table:table-cell>
          <table:table-cell office:value-type="float" office:value="307.10000000000002" table:style-name="ce3">
            <text:p>307.10</text:p>
          </table:table-cell>
          <table:table-cell office:value-type="float" office:value="956.32" table:style-name="ce3">
            <text:p>956.32</text:p>
          </table:table-cell>
          <table:table-cell office:value-type="float" office:value="168.62" table:style-name="ce3">
            <text:p>168.62</text:p>
          </table:table-cell>
          <table:table-cell office:value-type="float" office:value="47.34" table:style-name="ce3">
            <text:p>47.34</text:p>
          </table:table-cell>
          <table:table-cell office:value-type="float" office:value="124.62" table:style-name="ce3">
            <text:p>124.62</text:p>
          </table:table-cell>
          <table:table-cell office:value-type="float" office:value="10950.34" table:style-name="ce3">
            <text:p>10950.34</text:p>
          </table:table-cell>
          <table:table-cell office:value-type="float" office:value="8597.07" table:style-name="ce3">
            <text:p>8597.07</text:p>
          </table:table-cell>
          <table:table-cell office:value-type="float" office:value="1886.75" table:style-name="ce3">
            <text:p>1886.75</text:p>
          </table:table-cell>
          <table:table-cell office:value-type="float" office:value="1645.11" table:style-name="ce3">
            <text:p>1645.11</text:p>
          </table:table-cell>
          <table:table-cell office:value-type="float" office:value="571.57000000000005" table:style-name="ce3">
            <text:p>571.57</text:p>
          </table:table-cell>
          <table:table-cell office:value-type="float" office:value="13476.58" table:style-name="ce3">
            <text:p>13476.58</text:p>
          </table:table-cell>
          <table:table-cell office:value-type="float" office:value="228.64" table:style-name="ce3">
            <text:p>228.64</text:p>
          </table:table-cell>
          <table:table-cell office:value-type="float" office:value="771.65" table:style-name="ce3">
            <text:p>771.65</text:p>
          </table:table-cell>
          <table:table-cell office:value-type="float" office:value="728785" table:style-name="ce3">
            <text:p>728785.00</text:p>
          </table:table-cell>
          <table:table-cell office:value-type="float" office:value="139780" table:style-name="ce3">
            <text:p>139780.00</text:p>
          </table:table-cell>
          <table:table-cell office:value-type="float" office:value="90981" table:style-name="ce3">
            <text:p>90981.00</text:p>
          </table:table-cell>
          <table:table-cell office:value-type="float" office:value="147475" table:style-name="ce3">
            <text:p>147475.00</text:p>
          </table:table-cell>
          <table:table-cell office:value-type="float" office:value="61899" table:style-name="ce3">
            <text:p>61899.00</text:p>
          </table:table-cell>
          <table:table-cell table:number-columns-repeated="16333" table:style-name="ce3"/>
        </table:table-row>
        <table:table-row table:style-name="ro1">
          <table:table-cell office:value-type="date" office:date-value="2000-12-01T00:00:00" table:style-name="ce4">
            <text:p>2000-12-01</text:p>
          </table:table-cell>
          <table:table-cell office:value-type="float" office:value="36053.167399999998" table:style-name="ce3">
            <text:p>36053.17</text:p>
          </table:table-cell>
          <table:table-cell office:value-type="float" office:value="421513" table:style-name="ce3">
            <text:p>421513.00</text:p>
          </table:table-cell>
          <table:table-cell office:value-type="float" office:value="188069" table:style-name="ce3">
            <text:p>188069.00</text:p>
          </table:table-cell>
          <table:table-cell office:value-type="float" office:value="97115" table:style-name="ce3">
            <text:p>97115.00</text:p>
          </table:table-cell>
          <table:table-cell office:value-type="float" office:value="17057" table:style-name="ce3">
            <text:p>17057.00</text:p>
          </table:table-cell>
          <table:table-cell office:value-type="float" office:value="2860" table:style-name="ce3">
            <text:p>2860.00</text:p>
          </table:table-cell>
          <table:table-cell office:value-type="float" office:value="7595" table:style-name="ce3">
            <text:p>7595.00</text:p>
          </table:table-cell>
          <table:table-cell office:value-type="float" office:value="8160" table:style-name="ce3">
            <text:p>8160.00</text:p>
          </table:table-cell>
          <table:table-cell office:value-type="float" office:value="8971" table:style-name="ce3">
            <text:p>8971.00</text:p>
          </table:table-cell>
          <table:table-cell office:value-type="float" office:value="3125" table:style-name="ce3">
            <text:p>3125.00</text:p>
          </table:table-cell>
          <table:table-cell office:value-type="float" office:value="1325" table:style-name="ce3">
            <text:p>1325.00</text:p>
          </table:table-cell>
          <table:table-cell office:value-type="float" office:value="666" table:style-name="ce3">
            <text:p>666.00</text:p>
          </table:table-cell>
          <table:table-cell office:value-type="float" office:value="6184" table:style-name="ce3">
            <text:p>6184.00</text:p>
          </table:table-cell>
          <table:table-cell office:value-type="float" office:value="33572" table:style-name="ce3">
            <text:p>33572.00</text:p>
          </table:table-cell>
          <table:table-cell office:value-type="float" office:value="5205617" table:style-name="ce3">
            <text:p>5205617.00</text:p>
          </table:table-cell>
          <table:table-cell office:value-type="float" office:value="122323" table:style-name="ce3">
            <text:p>122323.00</text:p>
          </table:table-cell>
          <table:table-cell office:value-type="float" office:value="449947" table:style-name="ce3">
            <text:p>449947.00</text:p>
          </table:table-cell>
          <table:table-cell office:value-type="float" office:value="303266" table:style-name="ce3">
            <text:p>303266.00</text:p>
          </table:table-cell>
          <table:table-cell office:value-type="float" office:value="8575819" table:style-name="ce3">
            <text:p>8575819.00</text:p>
          </table:table-cell>
          <table:table-cell office:value-type="float" office:value="3429325" table:style-name="ce3">
            <text:p>3429325.00</text:p>
          </table:table-cell>
          <table:table-cell office:value-type="float" office:value="0.75139999999999996" table:style-name="ce3">
            <text:p>0.75</text:p>
          </table:table-cell>
          <table:table-cell office:value-type="float" office:value="21791970" table:style-name="ce3">
            <text:p>21791970.00</text:p>
          </table:table-cell>
          <table:table-cell office:value-type="float" office:value="832642" table:style-name="ce3">
            <text:p>832642.00</text:p>
          </table:table-cell>
          <table:table-cell office:value-type="float" office:value="2.94" table:style-name="ce3">
            <text:p>2.94</text:p>
          </table:table-cell>
          <table:table-cell office:value-type="float" office:value="20.9" table:style-name="ce3">
            <text:p>20.90</text:p>
          </table:table-cell>
          <table:table-cell office:value-type="float" office:value="6580850" table:style-name="ce3">
            <text:p>6580850.00</text:p>
          </table:table-cell>
          <table:table-cell office:value-type="float" office:value="19360.740000000002" table:style-name="ce3">
            <text:p>19360.74</text:p>
          </table:table-cell>
          <table:table-cell office:value-type="float" office:value="1331677" table:style-name="ce3">
            <text:p>1331677.00</text:p>
          </table:table-cell>
          <table:table-cell office:value-type="float" office:value="75" table:style-name="ce3">
            <text:p>75.00</text:p>
          </table:table-cell>
          <table:table-cell office:value-type="float" office:value="308.18" table:style-name="ce3">
            <text:p>308.18</text:p>
          </table:table-cell>
          <table:table-cell office:value-type="float" office:value="18.97" table:style-name="ce3">
            <text:p>18.97</text:p>
          </table:table-cell>
          <table:table-cell office:value-type="float" office:value="617.69000000000005" table:style-name="ce3">
            <text:p>617.69</text:p>
          </table:table-cell>
          <table:table-cell office:value-type="float" office:value="379.1" table:style-name="ce3">
            <text:p>379.10</text:p>
          </table:table-cell>
          <table:table-cell office:value-type="float" office:value="882.6" table:style-name="ce3">
            <text:p>882.60</text:p>
          </table:table-cell>
          <table:table-cell office:value-type="float" office:value="153.4" table:style-name="ce3">
            <text:p>153.40</text:p>
          </table:table-cell>
          <table:table-cell office:value-type="float" office:value="22.62" table:style-name="ce3">
            <text:p>22.62</text:p>
          </table:table-cell>
          <table:table-cell office:value-type="float" office:value="121.51" table:style-name="ce3">
            <text:p>121.51</text:p>
          </table:table-cell>
          <table:table-cell office:value-type="float" office:value="11431.69" table:style-name="ce3">
            <text:p>11431.69</text:p>
          </table:table-cell>
          <table:table-cell office:value-type="float" office:value="11913.31" table:style-name="ce3">
            <text:p>11913.31</text:p>
          </table:table-cell>
          <table:table-cell office:value-type="float" office:value="2860.81" table:style-name="ce3">
            <text:p>2860.81</text:p>
          </table:table-cell>
          <table:table-cell office:value-type="float" office:value="2175.39" table:style-name="ce3">
            <text:p>2175.39</text:p>
          </table:table-cell>
          <table:table-cell office:value-type="float" office:value="483.66" table:style-name="ce3">
            <text:p>483.66</text:p>
          </table:table-cell>
          <table:table-cell office:value-type="float" office:value="18288.189999999999" table:style-name="ce3">
            <text:p>18288.19</text:p>
          </table:table-cell>
          <table:table-cell office:value-type="float" office:value="145.69" table:style-name="ce3">
            <text:p>145.69</text:p>
          </table:table-cell>
          <table:table-cell office:value-type="float" office:value="741.32" table:style-name="ce3">
            <text:p>741.32</text:p>
          </table:table-cell>
          <table:table-cell office:value-type="float" office:value="817057" table:style-name="ce3">
            <text:p>817057.00</text:p>
          </table:table-cell>
          <table:table-cell office:value-type="float" office:value="152047" table:style-name="ce3">
            <text:p>152047.00</text:p>
          </table:table-cell>
          <table:table-cell office:value-type="float" office:value="98107" table:style-name="ce3">
            <text:p>98107.00</text:p>
          </table:table-cell>
          <table:table-cell office:value-type="float" office:value="134329" table:style-name="ce3">
            <text:p>134329.00</text:p>
          </table:table-cell>
          <table:table-cell office:value-type="float" office:value="72752" table:style-name="ce3">
            <text:p>72752.00</text:p>
          </table:table-cell>
          <table:table-cell table:number-columns-repeated="16333" table:style-name="ce3"/>
        </table:table-row>
        <table:table-row table:style-name="ro1">
          <table:table-cell office:value-type="date" office:date-value="2001-12-01T00:00:00" table:style-name="ce4">
            <text:p>2001-12-01</text:p>
          </table:table-cell>
          <table:table-cell office:value-type="float" office:value="38472.753199999999" table:style-name="ce3">
            <text:p>38472.75</text:p>
          </table:table-cell>
          <table:table-cell office:value-type="float" office:value="426166" table:style-name="ce3">
            <text:p>426166.00</text:p>
          </table:table-cell>
          <table:table-cell office:value-type="float" office:value="236275" table:style-name="ce3">
            <text:p>236275.00</text:p>
          </table:table-cell>
          <table:table-cell office:value-type="float" office:value="96381" table:style-name="ce3">
            <text:p>96381.00</text:p>
          </table:table-cell>
          <table:table-cell office:value-type="float" office:value="15798" table:style-name="ce3">
            <text:p>15798.00</text:p>
          </table:table-cell>
          <table:table-cell office:value-type="float" office:value="2865" table:style-name="ce3">
            <text:p>2865.00</text:p>
          </table:table-cell>
          <table:table-cell office:value-type="float" office:value="8250" table:style-name="ce3">
            <text:p>8250.00</text:p>
          </table:table-cell>
          <table:table-cell office:value-type="float" office:value="8771" table:style-name="ce3">
            <text:p>8771.00</text:p>
          </table:table-cell>
          <table:table-cell office:value-type="float" office:value="9300" table:style-name="ce3">
            <text:p>9300.00</text:p>
          </table:table-cell>
          <table:table-cell office:value-type="float" office:value="3253" table:style-name="ce3">
            <text:p>3253.00</text:p>
          </table:table-cell>
          <table:table-cell office:value-type="float" office:value="1415" table:style-name="ce3">
            <text:p>1415.00</text:p>
          </table:table-cell>
          <table:table-cell office:value-type="float" office:value="769" table:style-name="ce3">
            <text:p>769.00</text:p>
          </table:table-cell>
          <table:table-cell office:value-type="float" office:value="7401" table:style-name="ce3">
            <text:p>7401.00</text:p>
          </table:table-cell>
          <table:table-cell office:value-type="float" office:value="41059" table:style-name="ce3">
            <text:p>41059.00</text:p>
          </table:table-cell>
          <table:table-cell office:value-type="float" office:value="4399591" table:style-name="ce3">
            <text:p>4399591.00</text:p>
          </table:table-cell>
          <table:table-cell office:value-type="float" office:value="92176" table:style-name="ce3">
            <text:p>92176.00</text:p>
          </table:table-cell>
          <table:table-cell office:value-type="float" office:value="532391" table:style-name="ce3">
            <text:p>532391.00</text:p>
          </table:table-cell>
          <table:table-cell office:value-type="float" office:value="286210" table:style-name="ce3">
            <text:p>286210.00</text:p>
          </table:table-cell>
          <table:table-cell office:value-type="float" office:value="8492853" table:style-name="ce3">
            <text:p>8492853.00</text:p>
          </table:table-cell>
          <table:table-cell office:value-type="float" office:value="3259398" table:style-name="ce3">
            <text:p>3259398.00</text:p>
          </table:table-cell>
          <table:table-cell office:value-type="float" office:value="0.7823" table:style-name="ce3">
            <text:p>0.78</text:p>
          </table:table-cell>
          <table:table-cell office:value-type="float" office:value="19845303" table:style-name="ce3">
            <text:p>19845303.00</text:p>
          </table:table-cell>
          <table:table-cell office:value-type="float" office:value="877387" table:style-name="ce3">
            <text:p>877387.00</text:p>
          </table:table-cell>
          <table:table-cell office:value-type="float" office:value="3.78" table:style-name="ce3">
            <text:p>3.78</text:p>
          </table:table-cell>
          <table:table-cell office:value-type="float" office:value="21" table:style-name="ce3">
            <text:p>21.00</text:p>
          </table:table-cell>
          <table:table-cell office:value-type="float" office:value="6795413" table:style-name="ce3">
            <text:p>6795413.00</text:p>
          </table:table-cell>
          <table:table-cell office:value-type="float" office:value="20078.8" table:style-name="ce3">
            <text:p>20078.80</text:p>
          </table:table-cell>
          <table:table-cell office:value-type="float" office:value="1259837" table:style-name="ce3">
            <text:p>1259837.00</text:p>
          </table:table-cell>
          <table:table-cell office:value-type="float" office:value="82" table:style-name="ce3">
            <text:p>82.00</text:p>
          </table:table-cell>
          <table:table-cell office:value-type="float" office:value="300.24" table:style-name="ce3">
            <text:p>300.24</text:p>
          </table:table-cell>
          <table:table-cell office:value-type="float" office:value="23.76" table:style-name="ce3">
            <text:p>23.76</text:p>
          </table:table-cell>
          <table:table-cell office:value-type="float" office:value="666.84" table:style-name="ce3">
            <text:p>666.84</text:p>
          </table:table-cell>
          <table:table-cell office:value-type="float" office:value="447.27" table:style-name="ce3">
            <text:p>447.27</text:p>
          </table:table-cell>
          <table:table-cell office:value-type="float" office:value="631.54999999999995" table:style-name="ce3">
            <text:p>631.55</text:p>
          </table:table-cell>
          <table:table-cell office:value-type="float" office:value="161.18" table:style-name="ce3">
            <text:p>161.18</text:p>
          </table:table-cell>
          <table:table-cell office:value-type="float" office:value="33.44" table:style-name="ce3">
            <text:p>33.44</text:p>
          </table:table-cell>
          <table:table-cell office:value-type="float" office:value="101.37" table:style-name="ce3">
            <text:p>101.37</text:p>
          </table:table-cell>
          <table:table-cell office:value-type="float" office:value="10696.36" table:style-name="ce3">
            <text:p>10696.36</text:p>
          </table:table-cell>
          <table:table-cell office:value-type="float" office:value="14656.94" table:style-name="ce3">
            <text:p>14656.94</text:p>
          </table:table-cell>
          <table:table-cell office:value-type="float" office:value="3549.66" table:style-name="ce3">
            <text:p>3549.66</text:p>
          </table:table-cell>
          <table:table-cell office:value-type="float" office:value="2949.27" table:style-name="ce3">
            <text:p>2949.27</text:p>
          </table:table-cell>
          <table:table-cell office:value-type="float" office:value="335.88" table:style-name="ce3">
            <text:p>335.88</text:p>
          </table:table-cell>
          <table:table-cell office:value-type="float" office:value="22993.58" table:style-name="ce3">
            <text:p>22993.58</text:p>
          </table:table-cell>
          <table:table-cell office:value-type="float" office:value="174.58" table:style-name="ce3">
            <text:p>174.58</text:p>
          </table:table-cell>
          <table:table-cell office:value-type="float" office:value="695.93" table:style-name="ce3">
            <text:p>695.93</text:p>
          </table:table-cell>
          <table:table-cell office:value-type="float" office:value="814887" table:style-name="ce3">
            <text:p>814887.00</text:p>
          </table:table-cell>
          <table:table-cell office:value-type="float" office:value="149386" table:style-name="ce3">
            <text:p>149386.00</text:p>
          </table:table-cell>
          <table:table-cell office:value-type="float" office:value="97878" table:style-name="ce3">
            <text:p>97878.00</text:p>
          </table:table-cell>
          <table:table-cell office:value-type="float" office:value="110089" table:style-name="ce3">
            <text:p>110089.00</text:p>
          </table:table-cell>
          <table:table-cell office:value-type="float" office:value="79929" table:style-name="ce3">
            <text:p>79929.00</text:p>
          </table:table-cell>
          <table:table-cell table:number-columns-repeated="16333" table:style-name="ce3"/>
        </table:table-row>
        <table:table-row table:style-name="ro1">
          <table:table-cell office:value-type="date" office:date-value="2002-12-01T00:00:00" table:style-name="ce4">
            <text:p>2002-12-01</text:p>
          </table:table-cell>
          <table:table-cell office:value-type="float" office:value="38420.894" table:style-name="ce3">
            <text:p>38420.89</text:p>
          </table:table-cell>
          <table:table-cell office:value-type="float" office:value="265729" table:style-name="ce3">
            <text:p>265729.00</text:p>
          </table:table-cell>
          <table:table-cell office:value-type="float" office:value="212260" table:style-name="ce3">
            <text:p>212260.00</text:p>
          </table:table-cell>
          <table:table-cell office:value-type="float" office:value="117330.19" table:style-name="ce3">
            <text:p>117330.19</text:p>
          </table:table-cell>
          <table:table-cell office:value-type="float" office:value="43985.64" table:style-name="ce3">
            <text:p>43985.64</text:p>
          </table:table-cell>
          <table:table-cell office:value-type="float" office:value="2662" table:style-name="ce3">
            <text:p>2662.00</text:p>
          </table:table-cell>
          <table:table-cell office:value-type="float" office:value="8319" table:style-name="ce3">
            <text:p>8319.00</text:p>
          </table:table-cell>
          <table:table-cell office:value-type="float" office:value="8426" table:style-name="ce3">
            <text:p>8426.00</text:p>
          </table:table-cell>
          <table:table-cell office:value-type="float" office:value="9178" table:style-name="ce3">
            <text:p>9178.00</text:p>
          </table:table-cell>
          <table:table-cell office:value-type="float" office:value="3234" table:style-name="ce3">
            <text:p>3234.00</text:p>
          </table:table-cell>
          <table:table-cell office:value-type="float" office:value="1131" table:style-name="ce3">
            <text:p>1131.00</text:p>
          </table:table-cell>
          <table:table-cell office:value-type="float" office:value="745" table:style-name="ce3">
            <text:p>745.00</text:p>
          </table:table-cell>
          <table:table-cell office:value-type="float" office:value="6422" table:style-name="ce3">
            <text:p>6422.00</text:p>
          </table:table-cell>
          <table:table-cell office:value-type="float" office:value="35387" table:style-name="ce3">
            <text:p>35387.00</text:p>
          </table:table-cell>
          <table:table-cell office:value-type="float" office:value="4513477" table:style-name="ce3">
            <text:p>4513477.00</text:p>
          </table:table-cell>
          <table:table-cell office:value-type="float" office:value="23705" table:style-name="ce3">
            <text:p>23705.00</text:p>
          </table:table-cell>
          <table:table-cell office:value-type="float" office:value="534590" table:style-name="ce3">
            <text:p>534590.00</text:p>
          </table:table-cell>
          <table:table-cell office:value-type="float" office:value="283174" table:style-name="ce3">
            <text:p>283174.00</text:p>
          </table:table-cell>
          <table:table-cell office:value-type="float" office:value="7773650" table:style-name="ce3">
            <text:p>7773650.00</text:p>
          </table:table-cell>
          <table:table-cell office:value-type="float" office:value="2722668" table:style-name="ce3">
            <text:p>2722668.00</text:p>
          </table:table-cell>
          <table:table-cell office:value-type="float" office:value="0.7329" table:style-name="ce3">
            <text:p>0.73</text:p>
          </table:table-cell>
          <table:table-cell office:value-type="float" office:value="25975175" table:style-name="ce3">
            <text:p>25975175.00</text:p>
          </table:table-cell>
          <table:table-cell office:value-type="float" office:value="616909" table:style-name="ce3">
            <text:p>616909.00</text:p>
          </table:table-cell>
          <table:table-cell office:value-type="float" office:value="4.0119999999999996" table:style-name="ce3">
            <text:p>4.01</text:p>
          </table:table-cell>
          <table:table-cell office:value-type="float" office:value="20.164000000000001" table:style-name="ce3">
            <text:p>20.16</text:p>
          </table:table-cell>
          <table:table-cell office:value-type="float" office:value="8010524" table:style-name="ce3">
            <text:p>8010524.00</text:p>
          </table:table-cell>
          <table:table-cell office:value-type="float" office:value="24801.54" table:style-name="ce3">
            <text:p>24801.54</text:p>
          </table:table-cell>
          <table:table-cell office:value-type="float" office:value="1324399" table:style-name="ce3">
            <text:p>1324399.00</text:p>
          </table:table-cell>
          <table:table-cell office:value-type="float" office:value="87" table:style-name="ce3">
            <text:p>87.00</text:p>
          </table:table-cell>
          <table:table-cell office:value-type="float" office:value="229.92" table:style-name="ce3">
            <text:p>229.92</text:p>
          </table:table-cell>
          <table:table-cell office:value-type="float" office:value="32.39" table:style-name="ce3">
            <text:p>32.39</text:p>
          </table:table-cell>
          <table:table-cell office:value-type="float" office:value="499.9" table:style-name="ce3">
            <text:p>499.90</text:p>
          </table:table-cell>
          <table:table-cell office:value-type="float" office:value="335.23" table:style-name="ce3">
            <text:p>335.23</text:p>
          </table:table-cell>
          <table:table-cell office:value-type="float" office:value="621.26" table:style-name="ce3">
            <text:p>621.26</text:p>
          </table:table-cell>
          <table:table-cell office:value-type="float" office:value="178.62" table:style-name="ce3">
            <text:p>178.62</text:p>
          </table:table-cell>
          <table:table-cell office:value-type="float" office:value="44.26" table:style-name="ce3">
            <text:p>44.26</text:p>
          </table:table-cell>
          <table:table-cell office:value-type="float" office:value="25.27" table:style-name="ce3">
            <text:p>25.27</text:p>
          </table:table-cell>
          <table:table-cell office:value-type="float" office:value="2612.48" table:style-name="ce3">
            <text:p>2612.48</text:p>
          </table:table-cell>
          <table:table-cell office:value-type="float" office:value="15937.65" table:style-name="ce3">
            <text:p>15937.65</text:p>
          </table:table-cell>
          <table:table-cell office:value-type="float" office:value="3651.27" table:style-name="ce3">
            <text:p>3651.27</text:p>
          </table:table-cell>
          <table:table-cell office:value-type="float" office:value="3873.39" table:style-name="ce3">
            <text:p>3873.39</text:p>
          </table:table-cell>
          <table:table-cell office:value-type="float" office:value="732.2" table:style-name="ce3">
            <text:p>732.20</text:p>
          </table:table-cell>
          <table:table-cell office:value-type="float" office:value="26776.33" table:style-name="ce3">
            <text:p>26776.33</text:p>
          </table:table-cell>
          <table:table-cell office:value-type="float" office:value="135.15" table:style-name="ce3">
            <text:p>135.15</text:p>
          </table:table-cell>
          <table:table-cell office:value-type="float" office:value="613.62" table:style-name="ce3">
            <text:p>613.62</text:p>
          </table:table-cell>
          <table:table-cell office:value-type="float" office:value="790056" table:style-name="ce3">
            <text:p>790056.00</text:p>
          </table:table-cell>
          <table:table-cell office:value-type="float" office:value="158972" table:style-name="ce3">
            <text:p>158972.00</text:p>
          </table:table-cell>
          <table:table-cell office:value-type="float" office:value="89419" table:style-name="ce3">
            <text:p>89419.00</text:p>
          </table:table-cell>
          <table:table-cell office:value-type="float" office:value="97431" table:style-name="ce3">
            <text:p>97431.00</text:p>
          </table:table-cell>
          <table:table-cell office:value-type="float" office:value="82678" table:style-name="ce3">
            <text:p>82678.00</text:p>
          </table:table-cell>
          <table:table-cell table:number-columns-repeated="16333" table:style-name="ce3"/>
        </table:table-row>
        <table:table-row table:number-rows-repeated="4" table:style-name="ro1">
          <table:table-cell table:style-name="ce4"/>
          <table:table-cell table:number-columns-repeated="50" table:style-name="ce3"/>
          <table:table-cell table:number-columns-repeated="16333"/>
        </table:table-row>
        <table:table-row table:number-rows-repeated="13" table:style-name="ro1">
          <table:table-cell table:style-name="ce4"/>
          <table:table-cell table:number-columns-repeated="16383"/>
        </table:table-row>
        <table:table-row table:number-rows-repeated="10485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dmin</meta:initial-creator>
    <dc:creator>admin</dc:creator>
    <meta:creation-date>2021-10-21T06:30:08Z</meta:creation-date>
    <dc:date>2021-10-21T07:09:29Z</dc:date>
  </office:meta>
</office:document-meta>
</file>